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2" style:family="paragraph" style:parent-style-name="Standard">
      <style:text-properties officeooo:paragraph-rsid="000d82ca"/>
    </style:style>
    <style:style style:name="P3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T1" style:family="text">
      <style:text-properties fo:language="grc" fo:country="GR" officeooo:rsid="00100d0f"/>
    </style:style>
    <style:style style:name="T2" style:family="text">
      <style:text-properties fo:language="grc" fo:country="GR" officeooo:rsid="00100d0f" style:language-complex="sa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ncientGreek_3a__20_Ἀρχαία_20_ἑλληνικά"><text:span text:style-name="T1">Οὕτω Τρῷες μὲν ἐφύλασσον· τοὺς Ἕλληνας δὲ με γίστη καὶ θαυμαστὴ φυγὴ κατεῖχε , φίλη καὶ συνεργὸς τοῦ φρικτοῦ φόβου · λύπει δὲ ἀφορήτῳ ἐβέβλην το πάντες οἱ ἄριστοι · ὥσπερ δὲ ἄνεμοι δύο ταράσ σουσι τὴν τοὺς ἰχθύας ἔχουσαν θάλασσαν ὁ Βορέας , καὶ ὁ Ζέφυρος , οἵτινες ἐκ τῆςΘρᾴκης πνέουσιν , ἐξαίφνης ἐπελθόντες, ἅμα δὲ τῷ πνεῦσαι κῦμαμέλαν κορυφοῦται καὶ ὑψοῦται , πολὺ δὲ βρύον ἔξω τῆς θαλάσσης ἀπέρριψαν· οὕτως ἐκόπτετο ἡ ψυχὴ ἐν τοῖς στήθεσι τῶν Ἑλλήνων . Ὁ ὑιὸς δὲ τοῦ᾿Ατρέως λύπη μεγάλη τετρωμένος τὴν ψυχὴν , περιήρχετο , τοῖς ὀξυφώνοις κήρυξιν ἐπιτάσσων κατ᾽ ἐπίκλησιν καὶ ὀνομαστὶ καλεῖν εἰς ἐκκλησίαν ἕκαστον ἄνδρα , μὴ δὲ κραυγάζειν , αὐτὸς δὲ ἐν τοῖς πρώτοις ἐνήργει καὶ προσησχολεῖτο · ἐκάθιζον δὲ ἐν τῇ ἐκκλησίᾳ λελυπημένοι , ἀνίστατο δὲ ᾿Αγαμέμνων κλαίων , καὶ χέων δάκρυα , καθάπερ πηγὴ , μέλαν ὕδωρ ἔχουσα , ἥτι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83 νες 2 ἐκ πέτρας ὑψηλῆς χέειὕδωρ μεταδονήδως φερόμενον . Οὕτως αὐτὸς βαρέως καὶ μεγάλως στενάζων λόγους τοῖς ῞Ελλησιν ἔλεγεν οὕτως · Ω προσφιλείς ηγεμό καὶ βασιλεῖς τῶν Ἑλλήνων , ὁ Ζεὺς ὁ υἱὸς τοῦ Κρόνου βλάβη χαλεπῇ με ἐδέσμευσεν ὁ χαλεπὸς καὶ ἄδικος , ὃς πρότερον μέν μοι ἐπηγγείλατο καὶ ἐπένευσεν , ἐκπορθήσαντα τὴν καλῶς τετειχισμένην Ἴλιον, ἀπελθεῖν · νῦν δὲ ἐβουλεύσατο χλεύην καὶ ἀπάτην ἐπιβλαβῆ , καὶ κελεύει αφικέσθαι με εἰς τὸ ῎Αργος ἄτιμον καὶ ἐπονείδιστον , ἐπειδὴ λαὸν πολὺν ἀπέβα λον · οὕτω που ἔοικε προσφιλὲς καὶ ἀρεστὸν εἶναι τῷ μεγαλοδυνάμῳ Διΐ , ὃς δὴ πολλῶν πόλεων ἀκροπόλεῖς κατέλυσε , καὶ ἔτι καταλύσει · ἡ γὰρ δύναμις αὐτοῦ μεγίστη ἐστί ·· ἀλλ᾽ ἀἄγετε ὥσπερ ἂν αὐτὸς εἴπω , πεισθῶμεν καὶ ὑπακούσωμεν ἅπαντες · φεύγωμεν μετὰ τῶννεῶν εἰς τὴν πατρίδα τὴν ἀγαπητὴν γῆν , οἰκέτι γὰρ ἐκπορθήσομεν τὴν πλατείας ὁδοὺς ἔχουσαν Ίλιον . Οὕτως εἶπεν · οὗτοι δὲ πάντες ἀχανεῖς καὶ ἥσυχοι παντελῶς ἐγένοιτο σιωπῇ . ἐπὶ πολὺ δὲ ἄφωνοι ἦσαν λυπούμενοι οἱ υἱοὶ τῶν Ἑλλήνων · μετὰ χρόνον δὲ ἱκανὸν εἶπεν ὁ κατὰ πόλεμον ἀγαθὸς Διομηδης: Ω ὑπὲ τοῦ ᾿Ατρέως , σοὶ πρῶτον ἐναντιωθήσο μαι ανοηταίνοντι , ὡς ἔστιν εἰκὸς , βασιλεῦ ,ἔν γε τῇ ἐκκλησίᾳ καὶ δημηγορία , σὺ δὲ μηδαμῶς ὀργισθῆς · Πρώην μέν μοι ὠνείδισας τὴν ἰσχὺν ἐν τοῖς Ἕλλησιν εἰπὼν εἶναι ἄπειρον πολέμου καὶ ἀσθενῆ · ταῦτα δὲ πάντα οἴδασιν οἵ τε νεώτεροι , καὶ πρεσβύτεροι τῶν Ἑλλήνων· σοὶ δὲ μεμερισμένωςἔδωκεν ὁ υἱὸς τοῦ Κρόνου τοῦ σκολιὰ βουλευομένου · παρέσχετο μέν σοι βασιλείᾳ τιμᾶσθαι ὑπὲρ πάντας, ἰσχὺν δὲ οὐδαμῶς σοι παρέσχετο , ὅπερ ἐστὶ μέγιστον κράτος. Ω εὔδαιμον καὶ μάκαρ , οὕτω δὴ πάνυ ὑπολαμβάνεις τοὺς ὑιοὺς τῶν Ἑλλήνων ἀπείρους πολέμου εἶναι καὶ ἀσθενεῖς , ὡς λέγεις ; εἰ δέ σοι αὐτῷ ἡ ψυχὴ ὁρμᾷ καὶ ἐφίεται ὥστε ἀπέρχεσθαι , πορεύου , πάρεστί σοι ή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85 ὁδὸς , αἱ νῆες δέ σοι ἐγγὺς τῆς θαλάσσης ἵστανται , αἵτινές σοι ἠκολούθουν ἐκ τῆς Μυκήνης πάνυ πολλαί ἀλλὰ οἱ ἄλλοι Ελληνες οἱ τὰς κεφαλὰς κομῶντες μενοῦσιν , ἕως ἂν τὴν Ἴλιον ἐκπορθήσωμεν · εἰ δὲ καὶ αὐτοὶ , θέλουσι δηλονότι φυγεῖν , φευγέτωσαν ἐν ταῖς ναυσὶν εἰς τὴν πατρίδα τὴν ἀγαπητὴν γῆν· ἡμεῖς δὲ , ἐγώ τε καὶ Σθένελος πολεμήσομεν ,ἕως ἂν τὸ τέλος τῆς Ιλίου καταλάβωμεν · σὺν τῷ θεῷ ἐνθάδε παρεγενόμεθα . Οὕτως εἶπεν . οἱ υἱοὶ δὲ τῶν Ἑλλήνων ἅπαντες ἐπεβόησαν , θαυμάσαντες τὸν λόγον τοῦ ἱππικοῦ Διομήδους · ἐν τούτοις δὲ </text:span></text:span><text:soft-page-break/><text:span text:style-name="AncientGreek_3a__20_Ἀρχαία_20_ἑλληνικά"><text:span text:style-name="T1">ἀναστὰς ἔλεγεν ὁ ἱππικὸς Νέστωρ · Ω ὑπὲ τοῦ Τυδέως, περισσῶς μὲν ἐν πολέμῳ ὑπάρχεις ἰσχυρὸς , καὶ ἀνδρεῖος , καὶ ἐν βουλῇ δὲ ὑπὲρ πάντας τοὺς τὴν αὐτήν σοι ἡλικίας ἔχοντας ὑπάρχεις ἄριστος · οὐδείς σοι τὸν λόγον μέμψεται ἀπὸ τῶν Ἑλλήνων , ὅσοι εἰσὶν , οὐδὲ ἐναν τιωθήσεται· οὔπω γε μὴν τὸ τῶν λόγων τέλος κατέλαβες, ὄντως που καὶ νέος ὑπάρχεις , ἐμὸς δὲ καὶ ὑιὸς ἂν γένοιο , νεώτερος ἡλικίᾳ · συνετὰ δὲ καὶ νουνεχῆ φθέγγῃ, ἐπειδὴ κατὰ τὸ εἰκὸς εἶπας καὶ ὠνείδισας τοὺς βασιλεῖς τῶν Ἑλλήνων· ἀλλ᾽ ἄγε αὐτὸς , ὃς πρεσβύτερός σου καὐχῶμαι τυγχάνειν α λαλήσω καὶ πάντα διεξέλθω , οὐδέ τις μοι τὸν λόγον ἀτιμάσει , οὐδὲ ᾿Αγαμέμνων ὁ βασιλεὺς . Συγγενῶν ἐστερημένος , καὶ ἄδικος , καὶ ἄοικος , καὶ ἄπολις ὑπάρχει ἐκεῖνοςη ὅς τις ἐμφυλίου πολέμου τοῦ χαλεποῦ ἐρᾷ καὶ ἐφίεται · Ἀλλὰ νυνὶ μέν τοι πεισθῷμεν τῇ σκοτεινῇ νυκτὶ , καὶ δειπνοποιησώμεθα , πάντες δὲ οἱ φύλακες κοιμηθήτωσαν παρὰ τὴν ὀρωρυγμένην τάφρον , ἔξω τοῦ τοίχους · τοῖς μὲν οὖν νέω τέροις ταῦτα ἐπιτάττω · μετὰ ταῦτα δὲ , ὦ ὑἱὲ τοῦ ᾿Ατρέως, σὺ μὲν ( δὴ ) ἄρχου , σὺ γὰρ εἶ βασιλικώτερος πάντων , παρασκεύαζε ευωχίαν τοῖς γέρουσι , πρέπει σοι , οὐκ ἀπρεπές σοί ἐστι · πλήρεις σοι α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87 σκηναὶ οἴνου , ὃν αἱ νῆες τῶν Ἑλλήνων αὐθημεριναὶ ( καθ᾿ ἑκάστην ἡμέραν ) φέρουσιν ἐκ τῆς Θρᾴκης κατά τὸν πλατὺν πόντον · ὑπάρχει σοι πᾶσα χορηγία πρὸς ὑποδοχὴν , πολλῶν δὲ βασιλεύεις · πολλῶν δὲ συνηθροισμένων , τούτῳ πείσθητι ( πείσῃ) , ὃς ἂν ἀρίστιν βουλὴν συμβουλεύσῃ , πάνυ δὲ χρεία πᾶσι τοῖς Ἕλλησι βουλῆς ἀγαθῆς , καὶ συνετῆς · ἐπειδὴ οἱ ἐχθροὶ ἐγγὺς τῶν πλοίωνκαίουσι πυρκαϊὰς πολλάς · τίς ἂν ταῦτα χαρείη ; οἷον , τίς οὐκ ἂν κλαύσειε ; ἡ παροῦσα νὺξ ἢ διαφθερεῖ καὶ αφανίσει τὸν στρατὸν , να σώσει . Οὕτως εἶπεν · οὗτοι δὲ πάνυ επήκου σαν αυτοῦ καὶ ἐπείσθησαν . φύλακες δὲ σὺν τοῖς ὅπλοις ἐξωρμῶντο ; οἱ περὶ τὸν Θρασυμήδεα τὸν υἱὸν τοῦ Νίστορος τὸν βασιλέα τῶν λαῶν , καὶ τὸν ᾿Ασκάλαφν , καὶ τὸν Ἰάλμενον τοὺς υἱοὺς τοῦ ῎Αρεος , καὶ οἱ περὶ τὸν Μηριόνην , καὶ τὸν ᾿Αφαρῆα , καὶ τὸν Δηΐπυρο , καὶ οἱ περὶ τὸν υἱὸν τοῦ Κρείοντος τὸν ἔνδοξον Λυκομήδη . Ἑπτὰ ἦσαν οἱ ἡγεμόνες τῶν φυ λάκων , μεθ᾿ ἑκάστου δὲ ἑκατὸν νέοι ἐπορεύοντο , δόρατα μακὰ ἐν χερσὶν ἔχοντες · κατὰ τὸ μέσον δὲ τῆς τάφρου καὶ τοῦ τείχους ἐλθόντες ἐκάθισαν · ἐκεῖ δὲ πυρ ἀνῆψιν , ἕκαστος δὲ δεῖπνον παρετίθεντο . ὁ υἱὸς δὲ τοῦ Ατέως τοὺς γέροντας(ἐντί μους) τῶν Ἑλλήνων ἦγε συνηγμένους εἰς τὴν σκηνὴν , παρετίθει δὲ αὐτοῖς εὐωχίαν δαψλὴ τε καὶ προσηνῆ οὗτοι δὲ ἐπὶ τὰ προκείμενα ἠυτρπισμένα βρώματα τὰς χεῖρας ἔβαλλον. ἐπεὶ δὲ τῆς όσεως καὶ τῆς βρώσεως τὴν ἐπιθυμίαν ἐπλήρωσαν , αύτοις πρὸ πάντων ἤρχετο συνείρειν καὶἀπαρτίζει λόγον ὁ γύρων ὁ Νέστωρ , οὗ δὴ καὶ πρότερον ἡ βουλὴ βελτίστη ἐδόκει · ὃς καλῶς φρονῶν ἐδημηγόρησε καὶ εἶπεν ἐν αὐτοῖς · Ω ἐνδοξότατε ὑπὲ τοῦ ᾿Ατρέως βαιλεῦ τῶν ἀνδρῶν ᾿Αγάμεμνον , ἐκ τοῦ ἄρξομαι καὶ εἰς σὲ καταλήξω , διότι πολλῶν λαῶν βασιλεὺς ὑπάρχεις , καί σοι ὁ Ζεὺς ἐνεχείρισε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89 el ~ τήν τε βασιλείαν καὶ τὰς δίκας , ὅπως αὐταῖς συμ βουλεύῃς, δι᾿ ὅ σε δεῖ περισσῶς ( ἀπηρτισμένως ) λόγον τε εἰπεῖν καὶ ἐπακοῦσαι, τελειῶσαι δὲ καὶἄλ λῳ , ὅταν τινὰ ἡ ψυχὴ προτρέπῃ εἰπεῖν τι ἀγαθόν · ἐκ σοῦ δὲ γίνεται ὅ, τι περ ἂν τῆς παραινέσεως ἄρχη καὶ κρατύνηται. ἐγὼ δὲ λέξω , ὥσπερ μοι δοκεῖ βέλτιστα εἶναι , οὐδεὶς γὰρ ἄλλος νοήσει νοῦν </text:span></text:span><text:soft-page-break/><text:span text:style-name="AncientGreek_3a__20_Ἀρχαία_20_ἑλληνικά"><text:span text:style-name="T1">βελτίονα τούτου , ὁποῖον ἔγωγε νοῶ , καὶ πάλαι καὶ νῦν ἔτι , ἐξ ἐκείνου τοῦ χρόνου , ἡνίκα τὴν τοῦ Βρισέως θυγατέρα , τοῦ εὐγενοῦς ᾿Αχιλλέως μάλα ὀργιζομένου , ἐκ τῆς σκηνῆς ἀφελόμενος ᾤχου , οὐδαμῶς καθ᾿ ἡμέ τερόν γε σκοπόν · πάνυ γάρ σοι ἐγὼ πολλὰ ἀπηγόρευον , σὺ δὲ τῷ σῷ μεγαλόφρονι θυμῷ ὑπακούσας, ἄνδρα κράτιστον ,ὃν οἱ ἀθάνατοι θεοὶ ἐτίμησαν , ήτις μασας , καὶ ἐξουθένισας͵ ἀφελόμενος γὰρ ἔχεις͵ τὴν ἐξαίρετον αὐτοῦ τιμήν. Αλλ᾽ ἔτι καπὶ τοῦ παρόντος σκοπῶμεν , ὅπως ἂν αὐτὸν φιλοφρονησάμενοι, καταπείσαιμεν δώροις τε πραϋντικοῖς , καὶ λόγοις προσηνέσι . Πρὸς τοῦτον δὲ εἶπεν ὁ βασιλεὺς τῶν ἀνδρῶν᾿Αγα μέμνων · Ω γέρον ,οὐδαμῶς ψευδόμενος κατέλεξας τὰς ἐμὰς βλάβας βέβλαμμαι· οὐδ᾽ αὐτὸς ἀρνοῦμαι · ἀντὶ πολλῶν δὴ λαῶν ἐστιν ὁ ἀνὴρ , ὃν ἂν ὁ Ζευς ἀγαπήσῃ ἐν τῇ ψυχῇ , ὥσπερ νῦν τοῦτον ἐτίμησεν , ἀπώλεσε δὲ τὸν λαὸν τῶν Ἑλλήνων . ἀλλ᾽ ἐπειδὴ βέβλαμμαι, λογισμοῖς ὀλεθρίοις πεισθεὶς , πάλιν βούλομαι ἐυάρεστον καταστῆσαι , καὶ δοῦναι ἄπειρα δῶρα · ἐν πᾶσι δὲ ὑμῖν ὀνομάσω τὰ ὑπερένδοξα δῶρᾳ . Ἑπτὰ λέβητας , τρίποδας κρατηροειδεῖς , μήπῳ εἰς πῦρ ἐμβληθέντας , δέκα δὲ τάλαντα χρυσοῦ , λέβητας δὲ ἑξάποδας λαμπροὺς εἴκοσιν , ἵππους δὲ δώδεκα , εὐτραφεῖς καὶ μεγάλους , ἄθλα ἀποφέρεσθαι δυναμένους , οἳ ἄθλα τοῖς ποσὶν ἀπηνέγκαντο · οὐκ ἂν πένης ὑπάρχοι ὁ ανήρ , ᾧ τοσαῦτα γένοιντο ,οὐδ᾽ ἂν ἐνδεὴς πολυτίμου χρυσοῦ , ὅσα μοι ἄθλα ἀπη-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91 ท์ νέγκαντο οἱ μονώνυχες ἵπποι · δώσω͵ δὲ γυναῖκας ἑπτὰ ἔργα καλὰ ἐπισταμένας , ἐκ Λέσβου͵ οὔσας , ἃς ὁπηνίκα εἷλεν αὐτὸς τὴν καλῶς οἰκουμένην Λέξ σβον , ἐκλεξάμενος ἔλαβον , αἳ τὰ τῶν γυναικῶν γένη κάλλει ἐνίκων . Ταύτας μὲν αὐτῷ δώσω , με τὰ ταῦτα δὲ προσέσται καὶ , ἣν ποτε αφειλόμην , ἡ θυγάτηρ τοῦ Βρισέως , καὶ ἐπομοῦμαι ὅρκον μέγαν , μήποτε ἐπιβῆναι τῆς κοίτης αὐτῆς καὶ σιμμιγῆναι , οἷα νόμος ἐστὶν ἀνθρώπων ἀνδρῶν τε καὶ γυναικῶν . Ταῦτα μὲν νῦν εὐθέως πάντα παρέσται · ἐὰν δὲ μετέπειτα παράσχωσιν οἱ θεοὶ ἐκπορθῆσαι τὴν με γάλην πόλιν τοῦ Πριάμου , ναῦν πλήρη χρυσοῦ καὶ χαλκοῦ ἐπισωρευσάτω , εἰσελθων,ὅταν μεριζώμεθα τὴν λαφυραγωγίαν οἱ Ἕλληνες·γυναῖκας δὲ Τρῳάδας εἴκοσι λαβέτω αὐτὸς , αἴτινες ἂν ωραιόταται ὦσι μετὰ τὴν Ἑλληνίδα Ελένην · ἐὰν δὲ εἰς τὸ ῎Αργος ἀφικώμεθα τὸ ᾿Αχαϊκὸν τὸ τροφιμώτερον τῆς γῆς , γαμβρὸς ἄν μοι γένοιτο , τιμήσω δὲ αὐτὸν ὁ μοίως τῷ Ὀρέστῃ , ὅστις μοι μονογενῆς ἀνατρέφεται ἐν πολλῇ τρυφῇ · τρεῖς δὲ θυγατέρες μοι ὑπάρχουσιν ἐν τῷ καλῶς ᾠκοδομημένῳ οἴκῳ , Χρυσόθεμις , καὶ Λαοδίκη , καὶ Ἰφιάνασσα · τούτων ἣν ἂν ἐθέλῃ , ἀγαπητὴν γυναῖκα ἄνευ προικὸς ἀγέσθω εἰς τὸν οἶκον τοῦ Πηλέως · ἐγὼ δὲ ἐπιδώσω προικῷα πράγ ματα πάνυ πολλὰ , ὅσα οὐδείς πω τῇ ἑαυτοῦ ἐπέδωκε θυγατρί · Ἑπτὰ δὲ αὐτῷ δώσω καλῶς οἰκούμενα πολίσματα , Καρδαμύλην , καὶ Ἐνόπην , καὶ τὴν εὐβότανον Ἱεραν , καὶ τὰς ἄγαν θείας Φηρας , καὶ τὴν βαθὺν λειμῶνα ἔχουσαν ῎Ανθειαν , καὶ τὴν ωραίων Αἴπειαν καὶ τὴν πολλὰς ἀμπέλους ἔχουσαν Πήδασον · πᾶσαι δὲ ἐγγὺς τῆς θαλάσσης , τῆς ἀμ μώδους Πύλου. οἰκοῦνται· ἐν αὐταῖς δὲ οἰκοῦσιν ἄνδρες πολλὰ πρόβατα , καὶ πολλὰς βόας ἔχοντες , οἳ καὶ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93 τιμήσουσιν αὐτὸν , ὥσπερ θεὸν , δώροις καὶ ἀπαρχαῖς τῶν ὄντων , καὶ ὑπὸ τὴν βασιλείαν αὐτῷ λαμπρούς τελοῖεν ἂν φόρους . Ταῦτα τελειώσαιμ᾽ ἂν αὐτῷ παυ σαμένῳ τῆς </text:span></text:span><text:soft-page-break/><text:span text:style-name="AncientGreek_3a__20_Ἀρχαία_20_ἑλληνικά"><text:span text:style-name="T1">ὀργῆς· πρᾷος καὶ ἐπιεικὴς γενέσθω · ὁ "Αίδης γε ἐστὶ σκληρὸς, καὶ αμείλικτος , καὶ ἀνυπότακτος · τούτου χάριν καὶ τοῖς ἀνθρώποις ὑπάρχει ἔχθιστος πάντων τῶν θεῶν · καὶ ὑποταγήτω μοι καθόσον βασιλικώτερός εἰμι, καθ᾽ ὅσον ἡλικίᾳ πρεσβύτερος καυχῶμαι ὑπάρχειν . Πρὸς τοῦτον δὲ απεκρίνετο μετὰ ταῦτα ὁ ἀπὸ τῆς Γεράνης ἱππικὸς Νέστωρ : Ω ἐνδοξότατε ὑπὲ τοῦ ᾿Ατρέως βασιλεῦ τῶν ἀνδρῶν ᾿Αγάμεμνον , δῶρα μὲν οὐδαμῶς φαῦ λα καὶ μεμπτὰ δίδως τῷ βασιλεῖ Αχιλλεῖ · ἀλλ χετε πρέσβεις ἐξ ὀνόματος διεγείρωμεν· οἳ τάχιστ ἂν παραγένωνται εἰς τὴν σκηνὴν τοῦ ᾿Αχιλλέως τοῦ υιοῦ τοῦ Πηλέως · ἄγε δὲ οὓς ἂν ἐγὼ ἐπικρίνω καὶ ἐκλέξωμαι · οὗτοι δὲ πεισθήτωσαν. Πρῶτον μὲν ὁ Φοῖνιξ ὁ φίλος τοῦ Διὸς προπορευέσθω , μετὰ ταῦτα δὲ , Αἴας ὁ μέγας , καὶ ὁ ἔνδοξος Ὀδυσσεύς · ἀπὸ τῶν κηρύκων δέ , ὅ τε Ὅδιος καὶ ὁ Ευρυβάτης παρεπέσθωσαν · ἐνέγκατε δὲ ὕδωρ ταῖς χερσὶν , εὐλογῆσαι δὲ κελεύετε , ὅπως τῷ Διὶ τῷ υἱῷ τοῦ Κρόνου ευξώμεθα ἵν᾽ ἐλεήσῃ . Οὕτως εἶπε· τούτοις δὲ ἅπασι λόγον αρέσκοντα εἶπεν . Εὐθὺς δὲ κήρυκες μὲν ὕδωρ κατὰ χειρῶν ἔχεαν · οἱ νέοι δὲ τοὺς κρατῆρας ἐπλήρωσαν πο τοῦ , διένειμαν δὲ πᾶσι ταῖς κύλιξιν ἀρχὴν ποιήσαι. τες · ἐπεὶ δὲ ἔσπεισαν τῷ θεῷ , καὶ ἔπιον ὅσον ἤθελεν ἡ προαίρεσις , ὥρμησαν ἐκ τῆς σκηνῆς ᾿Αγαμέ μνονος τοῦ υἱοῦ τοῦ ᾿Ατρέως . τούτοις δὲ πολλὰ ἐνε τέλλετο ὁ ἀπὸ τῆς Γερήνης ἱππικὸς Νέστωρ , κατα τὸ δέον διαιρῶν καὶδιαστρέφων τοὺς ὀφθαλμοὺς , ἤτοι νεύων ἑκάστῳ , μάλιστα δὲ τῷ Ὀδυσσεῖ, πειράσθαι, ὅπως καταπείσειαν τὸν ἄμεμπτον υἱὸν τοῦ Πηλέως . Οὗτοι δὲ ἐπορεύθησαν πλησίον τοῦ αἰγιαλοῦ τῆς πολυταράχου θαλάσσης , πάνυ πολλὰ εὐχόμενοι Ποσει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95 δῶνι τῷ ἐπιβεβηκότι τῆς γῆς, ῥᾳδίως καταπείσειν τὴν μεγάλην διάνοιαν τοῦ ἐγγόνου τοῦ Αἰακοῦ . πα ρεγένοντο δὲ εἰς τὰς σκηνὰς καὶ τὰςναῦς τῶν Μυρμιδόνων · εὗρον δὲ αὐτὸν εὐφραινομενον κατὰ διάνοιαν κιθαρᾳ ὀξυφθόγγῳ , ὡραίς , ποικίλως καὶ φιλοτέχνως κατεσκευασμένῃ , ζυγὸν δὲ ἐπῆν καὶ ἐπέκειτο αὐτῇ ἀργυροῦν , ἣν εἵλετο ἐκ τῶν λαφύρων , ἐκπορθήσας τὴν πόλιν τοῦ Ἠετίωνος . Ταυτῃ οὗτος τὴν ψυχὴν ἥδαινε , δε δὲ τὰς ἀνδραγαθίας τῶν ἀνδρῶν. Πάτροκλος δ᾽ αὐτῷ μόνος απαντικρὺ ἐκάθητο σιωπῶν , ἐκδεχύμενος τὸν ἔγγονον͵ τοῦ Αἰάκου πότε παύσειεν ἄδων . οὗτοι δὲ παρεγένοιτο προσωτέρω , προηγεῖτο δὲ ὁ ἔνδοξος Ὀδυσσευς · ἔστησαν δὲ ἐμπροσθεν αὐτοῦ · ἐκπλαγεὶς δὲ ὁ ᾿Αχιλλεὺς ἀνώρμησε σὺν αὐτῇ τῇ κιθάρα, καταλιπὼν τὴν καθέδραν, ὅπου ἐκάθητό · ωσαύτως δὲ καὶ ὁ Πάτροκλος, ἐπειδὴ ἐθεάσατο τοὺς ἄνδρας ἀνέστη · πρὸς οὓς καὶ δεξιούμενος ὁ κατὰ πόδας ταχὺς Ἀχιλλεὺς εἶπε . Χαίρετε , ὄντως που ἄνδρες προσφιλεῖς παρεγένεσθε· ὄντως πού τινες πάνω χρεία · οἵτινες καίπερ οργιζομένῳ μοι φίλτατοι τῶν Ἑλλήνων ὑπάρχετε . Οὕτω δὴ εἰπων , προσωτέρω - γεν αὐτοὺς ὁἔνδοξος ᾿Αχιλλεὺς , ἐκάθισε δὲ αὐτοὺς ἐν ταῖς καθέδραις καὶ τοῖς πορφυροῖς τάπησιν · αὐτί κα δὲ πρὸς τὸν Πάτροκλον ἔλεγεν πλησίον ὄντα · Μείζονα νῦν κρατῆρα ευτρέπιζε , ὦ ὑπὲ τοῦ Μενοιτίου, ἀκρατότερον δὲ κεράννυε , ποτήριον δὲ ευτρέπισον ἐξ κάστῳ , οἱ γὰρ φίλτατοι ἄνδρες ὑπὸ τῷ ἐμῷ δόμῳ εἰσίν. Οὕτως εἶπεν · ὁ Πάτροκλος δὲὑπήκουε τῷ ἀγα πητῷ φίλῳ · ἀγγεῖον δὲ μέγα , εἰς ὃ κρέα ἐνεβάλλε το , κατέβαλεν οὗτος ἐν τῷ φωτὶ τοῦ πυρὸς , ἐνέβαλε δὲ νῶτον προβάτου καὶ αἰγὸς λιπαρᾶς , ἐνέβαλε δὲ καὶ ράχιν ἀγρίου χοίρου ευτραφούς , θάλλουσαν λίπει · </text:span></text:span><text:soft-page-break/><text:span text:style-name="AncientGreek_3a__20_Ἀρχαία_20_ἑλληνικά"><text:span text:style-name="T1">ταῦτα δὲ κατεῖχεν ὁ Αυτομέδων , ἔκοπτε δὲ ὁ ἔνδοξος Αχιλλεὺς, καὶ ταῦτα μὲν καλῶς εἰς μέρη μικρὰ ἔκοψε , καὶ περιέπειρεν ὀβελοῖς · ὁ υἱὸς δὲ τοῦ </text:span></text:span></text:p>
      <text:p text:style-name="P1"><text:span text:style-name="AncientGreek_3a__20_Ἀρχαία_20_ἑλληνικά"><text:span text:style-name="T1"/></text:span></text:p>
      <text:p text:style-name="P2"><text:span text:style-name="AncientGreek_3a__20_Ἀρχαία_20_ἑλληνικά"><text:span text:style-name="T2">ΠΑΡΑΦΡΑΣΙΣ . 97 ~ Μενοιτίου ὁ ἰσόθεος ἀνὴρ πῦρ μέγα ἀνῆπτεν · ἐπεὶ δὲ κατεκάη τὸ πῦρ καὶ ἡ φλοξ ἐξέλιπε , ἄνθρακας στρώσας καὶ ὑφαπλώσας , εξέτεινε υπεράνωθεν τοὺς ὀβελους, ἔπασσε δὲ ἁλὶ θείῳ ἀνέχων ἐπὶ τῶν βάσεων , ἤτοι τῶν λίθων ἐφ᾽ ὧν οἱ ὀβελίσκοι τίθενται, ὀπτωμένων τῶν κρεῶν . ἐπειδὴ δὲ ὤπτησε , καὶ ἐν ταῖς μαγειρικαῖς τραπέζαις ἔχειν , ὁ μὲν Πάτροκλος ἄρτον λαβὼν ἐπέθηκε μεμερισμένως τῇ τραπέζῃ ἐν κανοῖς περικαλλέσιν , Αχιλλεὺς δὲ τὰ κρέᾳ διεμέ‐ ρισεν , αὐτὸς δὲ ἐκάθισεν ἀπαντικρὺ τοῦ θείου Οδυσσέως, τοῦἑτέρου τοίχου , τοῖς θεοῖς δὲ θῦσαι ( ἀπάρξασθαι ) εκέλευσε Πάτροκλον τὸν ἑαυτοῦ φιλον , οὗτ τος δὲ ἔβαλεν ἐν τῷ περὶ τὰς απαρχάς . οὗτοι δὲ ἐπὶ τὰ προκείμενα εὐτρεπῆ βρώματα τὰς χεῖρας ἔβαλλον · ἐπεὶ δὲ τῆς πόσεως καὶ τῆς τροφῆς τὸν ἔρωτα ἐξεπλήρωσαν , ἔνευσεν ὁ Αἴας τῷ Φοίνικι , εἰ καιρός ἐστι λόγων , ἐνόησε δὲ ὁ ἔνδοξος Ὀδυσσεύς· πληρώσας δὲ ποτήριον οἴνου ἐδεξιοῦτο τὸν ᾿Αχιλλέα , λίγων · Χαῖρε , ὦ ᾿Αχιλλεῦ , ευωχίας μὲν κοινῆς οὐκ ἐνδεεῖς ἐσμεν ἔν τε τῇ σκηνῇ ᾿Αγαμέμνονος τοῦ υἱοῦ τοῦ ᾿Ατρέως , καὶ ἐνταυθα νυνί · παρεισι γὰρ πολλὰ προσηνὴ εὐωχεῖσθαι , ἀλλ᾽ οὐχ ἡμῖν διὰ φροντίδοςεἰς σὶν ἔργα ευωχίας ἐπεράστου , ἀλλὰ πάνυ μέγα βλάβος ὁρῶντες , ὦ ἐνδοξότατε τεθραμμένε , δεδοίκαμεν , ἐν δυάδι δὲ τὰ ἡμέτερα ἢ σώσειν , ἢ ἀπολέσθαι τὰς εὐκαθέδρους ναῦς , εἰ μὴ σύ γε ἐνδύσῃ τὴν εἰς τὸν πόλεμον ὁρμὴν , πλησίον γὰρ τῶν νεῶν καὶ τοῦ τείχους τὴν ἔπαυλιν καὶ τὸ στρατόπεδον ἐποιή σαντο οἱ μεγαλόψυχοι Τρῷες , καὶ οἱ πόῤῥωθεν κεκλημένοι βοηθοί , ἀνάψαντες πολλας πυρκαϊὰς κατὰ τὸν στρατὸν , οὐδὲ οἴονται ἡμᾶς ἐτι ανθέξειν , ἀλλ᾽ ἐν ταῖς μελαίναις ναυσὶ πεσεῖσθαι . ὁ Ζεὺς δὲ ὁ υἱὸς τοῦ Κρόνου σημεῖα δεξιὰ δεικνὺς αὐτοῖς ἀστράπτει· ὁ ῞Εκτωρ δὲ δυνάμειἐπαιρόμενος , ἐνθουσιᾷ θαυμαςῶς , θαῤῥῶν τῷ Διὶ , οὐδὲ κατά τι τιμᾷ ἄνδρας ,οὐδὲ <text:line-break/><text:line-break/></text:span></text:span><text:span text:style-name="AncientGreek_3a__20_Ἀρχαία_20_ἑλληνικά"><text:span text:style-name="T1">ΠΑΡΑΦΡΑΣΙΣ . 99 θεοὺς , ἰσχυρὰ δὲ μανία αὐτὸν εἰσῄει η εὔχεται δὲ πάνυ ταχέωςφωνῆναι τὴν ἔνδοξον ἡμέραν, ὑπισχνεῖται γὰρ ἀποκόψειν τὰ ἀκροστόλια τῶν νεῶν , καὶ αὐτὰς κατακαύσειν πυρὶ μαραντικῷ , τοὺς Ἕλληνας δὲ ἐξολοθρεύσειν παρ᾿ αὐταῖς ταραττομένους ὑπὸ καπνοῦ . Ταῦτα χαλεπῶς δίδια κατὰ λογισμὸν , μήποτε τὰς ἀπειλὰς αὐτῷ τελειώσωσιν οἱ θεοὶ , ἡμῖν δὲ εἶμαρμένον ἢ ἀπολέσθαι ἐν τῇ Τροίῃ , πόῤῥω τοῦ ἱπποτρόφου ῎Αργους . Αλλ' αναστα , εἰ προθυμῇ , καίπερ ὀψὲ , τοὺς ὑιοὺς τῶν ῾Ελλήνων σῴζειν , καταπονουμέ νους ὑπὸ τοῦ θορύβου τῶν Τρῴων · καὶ σοὶ γὰρ αὐτῷ μετὰ ταῦτα λύπη μεγάλη ἔσται, οὐδέ τινὰ μηχανὴν ὥσπερ θεραπείαν ἐστὶν εὑρεῖν τοῦ κακοῦ γενομένου · ἀλλὰ πολλῷ πρότερον σκόπει ὅπως ἂν ἀποσοβήσῃς τοῖς Ἕλλησι τὴν χαλεπὴν ἡμέραν . Ω προσφιλέςατε , ὄντως που σοί γε Πηλεὺς ὁ πατὴρ ἐνετέλλετο τῇ ἡμέρᾳ ἐκείνῃ , ὅτε σε ἐκ τῆς Φθίας ἔπεμπε τῷ ᾿Αγα μέμνονι οὕτως· Ω τέκιον ἐμὸν , ἰσχὺν μέν σοι καὶ νίκην ἡ ᾿Αθηνᾶ καὶ ἡ Ἥρα δωρήσονται, ἐὰν βούλωνται , σὺ δὲ τὸν μεγαλόφρονα θυμὸν ἔπεχε καὶ κώλυε ἐν τῷ στήθει , τὸ γάρ τοι φίλια φρονεῖνκρεῖσ σόν ἐστι , λῆγε δὲ φιλονεικίας κακοτρόπου , ὅπως σε μᾶλλον τιμῶσιν καὶ οἱ νέοι καὶ οἱ γέροντες τῶν Ελλήνων . Οὕτως ἐπέταττεν ὁ γέρων , σὺ δέ ἐξελάθου · ἀλλ᾽ ἔτι κἂν τῷ παρόντι λῆγε , παραιτοῦ δὲ τὴν ὀργὴν τὴν </text:span></text:span><text:soft-page-break/><text:span text:style-name="AncientGreek_3a__20_Ἀρχαία_20_ἑλληνικά"><text:span text:style-name="T1">ποιοῦσαν ἀλγεῖν τὴν ψυχήν · σοὶ δὲ ᾽Αγαμέμνων δῶρα ἄξια δίδωσι παυσαμένῳ τῆς ὀργῆς · εἰ δ᾽ἀμφιβάλλεις , σὺ μὲν ἄκουσόν μου , ἐγὼ δέ σοι πάντα διηκριβωμένως ἐρῶ , ὅσα σοι ἐν ταῖς σκηναῖς ὑπέσχετο δῶρα ὁ Αγαμέμνων · Ἑπτὰ τρίποδας λέβη τας κρατηροειδεῖς μήπω εἰς πῦρ ἐμβληθέντας , δέκα δὲ ταλαντα χρυσε , λέβητας δὲ ἑξάποδας λαμπρες , ἐμπ πυριβήτας, εἴκοσι , δώδεκα δὲ ἵππουςμέλανας , ἄθλα ἀποφέρεσθαι επιτηδείους ,οἵτινες ἆθλα τοῖς ποσὶν α πηνέγκαντο · οὐκ ἂν εἴη ακτήμων ὁ ἀνὴρ ἐκεῖνος , ᾧ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01 1 el τοσαῦτα γένοιντο , οὐδ᾽ ἂν ἐνδεὴς πολυτίμου χρυσοῦ , ὅσα ἄθλα τοῖς ποσὶν ἀπηνέγκαντο οἱ τοῦ ᾿Αγαμέμνονος ἵπποι· δώσει δὲ γυναῖκας ἑπτὰ , ἐπαινετὰ ἔργα ἐπισταμένας , ἐκ Λέσβου οὖσας , ἃς ὁπηνίκα τὴν καλῶς οἰκουμένην Λέσβον εἷλες αὐτὸς , ἐκλεξά μενος ἔλαβεν , αἳ δὴ τοτε ἐνίκων ωραιότητι τὰ γένη τῶν γυναικῶν · Ταύτας μὲν οὖν σοι δώσει , προσέσται δὲ καὶ ἣν τότε ἀφείλετο , θυγατέρα τοῦ Βρεσέως , καὶ ὅρκον μέγαν ἐπομόσει , μηδέποτε ἐπιβῆναι τῆς κοίτης αὐτῆς καὶ συμμιγῆναι , οἷα νόμος ἐστὶ , βασιλεῦ , ἀνδρῶν τε καὶ γυναικῶν. Ταῦτα μὲν πάντα νῦν εὐθὺς παρέσονται· ἐὰν δὲ μετὰ ταῦτα παράσχωσιν͵ οἱ θεοὶ ἐκπορθῆσαι τὴν μεγάλην πόλιν τοῦ Πριάμου , ναῦν πλήρη χρυσοῦ καὶ χαλκοῦ ἐπισώρευσον , εἰσελθὼν , ὅταν τὴν λαφυραγω‐ γίαν ἀπομέριζώμεθα οἱ Ἕλληνες γυναῖκας δὲ Τρῳάδας εἴκοσιν αὐτὸς ἑλοῦ ( λάβε) ,αἵτινες ἂν ὦσιν ὡραιόταται μετὰ τὴν Ἑλληνίδα Ἑλένην · ἐὰν δὲ εἰς ῎Αργος ἀφικώμεθα τὸ Αχαϊκὸν τὸ τρόφιμώτερον τῆς γῆς , γαμβρὸς ἂν αὐτῷ γένοιο , τιμήσει δέ σε ὁμοίως τῷ Ὀρέστη , ὃς αὐτῷ μονογενῆς ἀνατρέφεταιἐν πολλῇ τρυφῇ · Τρεῖς δὲ αὐτῷ εἰσι θυγατέρες ἐν τῷ καλῶς ᾠκοδομημένῳ οἴκῳ , η Χρυσόθεμις , καὶ ἡ Λαοδίκη , καὶ ἡ Ἰφιάνασσα . τούτων ἣν ἂν ἐθέλῃς , ἀγαπητὴν γυναῖκα ἄνευ προικὸς ἄγου εἰς τὸν οἶκον τοῦ Πηλέως , οὗτος δὲ ἐπιδώσει σοι πράγματα προικῷα πάνυ πολλὰ ὅσα οὐδείς πω ἐπέδωκε τῇ ἑαυ τοῦ θυγατρί · ἑπτὰ δέ σοι δωρήσεται καλῶς οἰκούμενα πολίσματα , τὴν Καρδαμύλην , καὶ τὴν Ἐνόπην , καὶ τὴν εὐβότανον Ἱεραν , καὶ τὰς ἄγαν θείας Φηρας , καὶ τὴν βαθὺν λειμῶνα ἔχουσαν ῎Ανθειαν καὶ τὴν περικαλλῆ Αἴπειαν , καὶ τὴν πολλὰς ἀμ πέλους ἔχουσαν Πήδασον · πᾶσαι δὲ πλησίον τῆ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03 θαλάσσης τῆς ἀμμώδους Πύλου οἰκοῦνται , ἄνδρες δὲ ἐνοικοῦσι πολλὰ πρόβατα καὶ πολλοὺς βόας ἔχοντες , οἵπερ ἄν σε δώροις τιμήσουσι , καθάπερ θεὸν , καί σοι ὑπὸ τὴν βασιλείαν λαμπροὺς τελοῖεν φόρους . ταῦτ᾽ ἄν σοι τελειώσεις τῆς οργῆς παυσαμένῳ · εἰ δέ σοι μὲν ὁ υἱὸς τοῦ ᾿Ατρέως μεμίσηται πάνυ ἐκ ψυχῆς , αὐτός τε καὶ τὰ ἑαυτοῦ δῶρα , σὺ δὲ τούς γε ἄλλους πάντας Ἕλληνας καταπονουμένους ἐλέει κατὰ τὸν στρατὸν, οἵ σε καθάπερ θεὸν τιμήσουσιν, ὄντως ποὺ γὰρ ἂν αὐτοῖς πάνυ μεγάλην δόξαν ἀπενέγκαιο · νῦν γὰρ ἂν ἀποκτείναις τὸν Εκτορα , ἐπειδὰν πάνυ σοι πλησίον παραγένηται, μανίαν ὀλεθρίαν ἔχων ; ἐπειδὴ οὐδένα οἴεται ὅμοιον ἑαυτῷ εἶναι τῶν Ἑλλήνων , οὓς δεῦρο αἱ νῆες ἤνεγκαν . Πρὸς τοῦτον δὲ ἀποκρινόμενος ὁ κατὰ πόδας ταχὺς ᾿Αχιλλεὺς εἶπεν · Ω εὐγενέστατε ὑπὲ τοῦ Λαέρτου · πολύτροπε Ὀδυσσεῦ , δεῖ δήπου τὸν λόγου διαρρήδην ( συντόμως ) ἀποφάναι , καθάπερ δὴ καὶ τελειώσω , καὶ καθάπερ τετελειωμένον ἔσται · ὅπως μὴ παρακαθήμενοι ἄλλος ἐντεῦθεν , καὶ ἄλλος ἐκεῖ. θεν τρύχητέ μοι τὴν ἀκοήν· Εχθρὸς γάρ μοι ἐστὶν ἐκεῖνος , ὁμοίως. ταῖς πύλαις τοῦ </text:span></text:span><text:soft-page-break/><text:span text:style-name="AncientGreek_3a__20_Ἀρχαία_20_ἑλληνικά"><text:span text:style-name="T1">ᾅδου , ὃς ἂν ἕτε ρον μὲν κρύπτῃ ἐν τῷ λογιστικῷ , ἄλλο δὲ εἴπῃ · ἐγὼ δὲ λέξω καθάπερ καὶ τετελειωμένον ἔσται· Οὔτε ᾿Αγαμέμνονα τὸν υἱὸν τοῦ ᾿Ατρέως οἴομαι πείσειν ἐμέγε , οὔτε τοὺς ἄλλους ῞Ελληνας , ἐπειδὴ οὐδεμία ἀμοιβὴ κατ᾽ εὐεργεσίας ἦν πολεμεῖν κατ᾽ ἀνδρῶν πολεμίων ἀδιαλείπτως μεί · ὁμοία μοῖρα τῷ τε σχολάζοντι, καὶ εἰ πάνυ τις μάχοιτο · ἐν τῷ αὐτῇ δὲ τιμῇ καὶ ὁ δειλὸς , καὶ ὁ ἀνδρεῖος · τέθνηκεν ὁμοίως ὅ τε ἀργὸς ἀνὴρ , καὶ ὁ πολλὰ πράξας· οὐδέ τί μοι πλέον ὑπάρχει , ἐπειδὴ ἔπαθον καὶ ὑπ᾽ ἐστην ἐν τῇ ψυχῇ θλίψεις καὶ ὀδύνας , αεὶ τὴν ἐμὴν ψυχὴν πείθωνπαραβόλως καὶ ῥιψοκινδύνως μάχεσθαι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05 ὥσπερ δὲ ὄρνις τοῖς μήπω πετομένοις νεοττοῖς προς κομίζει τροφὴν ,ἐπειδὰν λάβῃ , κακῶς δὲἔχει αὐτῇ ἐκείνῃ διὰ τὸ ἄσιτον αὐτὴν εἶναι· οὕτω δὴ καὶ ἐγὼ πολλὰς μὲν νύκτας ἄϋπνος διῆγον , ἡμέρας δὲ πλήρεις αἱμάτων καὶ φόνων ἤνιον μαχόμενος , ανδράσι πολεμῶν ἕνεκα τῶν ἑαυτῶν γυναικῶν · δώδεκα δὲ πόλεις ἀνδρῶν σὺν ταῖς ναυσὶν ἐξεπόρθησα ,πεζὸς δὲ ἕν δεκα διισχυρίζομαι κατὰ τὴν εὔγεων Τροίαν , ἐκ πα σῶν δὲ τούτων χρήματα ἀπόθετα πολλὰ καὶ καλὰ ἔλαβον , καὶ πάντα φέρων ᾿Αγαμέμνονι ἐνεχείριζον τῷ υἱῷ τοῦ ᾿Ατρέως . οὗτος δὲ ὀπίσω παρὰ ταῖς ταχείαις ναυσὶ καθήμενος , δεξάμενος αὐτὰ διεμέριζε καὶ ἐδίδου ὀλίγα , πολλὰ δὲ παρ᾽ ἑαυτῷ κατεῖχεν , ἄλλας δὲ τιμὰς τοῖς ἀριστεῦσι καὶ τοῖς βασιλεῦσιν ἐδίδου · Τούτοις μὲν οὖν βέβαια τὰ δοθέν τα μένουσι , ἐμοῦ δὲ μόνον τῶν Ἑλλήνων ἀφείλετο ἔχει δὲ τὴν εὐαρεστόν μοι γυναῖκα · ταύτῃ σύγκαθεύδων εὐφραινέσθω . Κατὰ τὶ δὲ χρὴ μάχεσθαι τοῖς Τρῳσὶ τοὺς Ἕλληνας ; διὰ τὶ δὲ τὸν στρατὸν ἀνήγαγεν ἐνθάδε ἀθροίσας ὁ υἱὸς τοῦ᾿Ατρέως ; ἆρ᾽ οὐχ ἕνεκα τῆς καλλικόμου Ελένης ; ἢ μόνοι τῶν μεμε ρισμένην ἐχόντων τὴν φωνὴν ἀνθρώπων οἱ ὑιοὶ τοῦ ᾿Ατρέως φιλοῦσι τὰς ἑαυτῶν γαμετάς , καὶ γὰρ ὅσ τις ανὴρ χρηστός τε καὶ νουνεχής ἐστι , τὴν ἑαυτοῦ φιλεῖ καὶ φροντίζει, ὥσπερ κἀγὼ ταύτην ἐκ ψυχῆς ἐφίλουν , καίπερ δορυάλωτον οὖσαν · νῦν δὲ ἐπειδή ἐκ τῶν χειρῶν μου τὴν τιμὴν ἀφείλετο , καὶ ἠπάτησέ με , μή μου πεῖραν λαμβανέτω ,καλῶς ἐπισταμένου , οὐδέ ( γάρ ) με καταπείσει . Αλλ᾽, ὦ Ὀδυσσεῦ , σὺν σοὶ καὶ τοῖς ἄλλοις βασιλεῦσι σκοπείτω αποσοβήσειν ταῖς ναυσὶ τὸ ἀφανιστικὸν πῦρ.ὄντως που πάνυ πολλὰ ἐξεπόνησεν ἄνευ ἐμοῦ , καὶ δὴ τεῖ χος ᾠκοδόμησε, καὶ τάφρον ἐξέτεινε καὶ ὤρυξεν ἐπ᾿ αὐτῷ μεγάλην καὶ πλατεῖαν · ξύλα δὲ ὀρθὰ ἐγκατέπηξεν , ἀλλ᾿ οὐδὲ οὕτω δύναται τὴν δύναμιν τοῦ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07 ανδροκτόνου ῞Εκτορος ἐπέχειν καὶ κωλύειν . Ἐν ὅσῳ δὲ αὐτὸς ἐν τοῖς Ἕλλησιν ἐμαχόμην , οὐκ ἔθελεν ὁ Εκτωρ ἐξορμᾷν απὸ τοῦ τείχους ἐπὶ τὸν πόλεμον , ἀλλὰ μόνον μέχρι τῶν Σκαιῶν πυλῶν͵ καὶ τῆς δρυὸς ἀφικνεῖτο · ἐκεῖ ποτὲ μόνον ἔμενε , μόλις δέ μου τὴν ὁρμὴν ἐξέφυγε . νυνὶ δὲ ἐπειδὴ μάχεσθαι οὐ θέλω τῷ ενδόξῳ ῞Εκτορι η αὔριον θύσας τῷ Διὶ θυσίαν, πᾶσι τοῖς θεοῖς , καὶ συναθροίσας καλῶς τὰς ναῦς , ἐπειδὰν εἰς τὴν θάλασσαν ἑλκύσω αὐτὰς , θεάσῃ , ἐὰν ἐθέλῃς καὶ ἐὰν ταῦτά σοι διὰ φροντίδος ὦσι , ἕωθεν μάλα πλεούσας κατὰ τοῦ πλῆθος ἐχ θύων ἔχοντος Ἑλλησπόντου τὰς ἐμὰς ναῦς , ἐν αὐ ταῖς δὲ τοὺς ἄνδρας προθυμουμένους κωπηλατεῖν · Ἐὰν δὲ εὔπλοιαν καὶ καιρὸν ἐπιτήδειον παράσχῃ ὁ ἔνδοξος Ποσειδῶν , τῇ τρίτῃ ἡμέρᾳ καταλάβοιμ᾽ ἂν τὴν εὔγεων Φθίαν . εἰσὶ δέ μοι πάνυ πολλὰ , ἃ κατέλιπον , δεῦρο ἐπὶ φθορᾷ ἐρχόμενος · ἄλλον δὲ χρυσὸν ἐντεῦθεν καὶ χαλκὸν ἐρυθρὸν, καὶ γυναῖκας εὐειματούσας , </text:span></text:span><text:soft-page-break/><text:span text:style-name="AncientGreek_3a__20_Ἀρχαία_20_ἑλληνικά"><text:span text:style-name="T1">καὶ σίδηρον λευκὸν( τίμιον ) ( μέλανα κατ᾿ ἀντίφρασιν ) απάξω , ἃς κλήρῳ ἔσχον · τὸ γέρας δὲ ,ὅπερ μοι ἔδωκεν ὁ βασιλεὺς Αγαμέμνων ὁ υἱὸς τοῦ ᾽Ατρέως , ὕστερον ατιμάζων( ἀγνωμονῶν ) ἀφείλετο , ᾧ δὴ πάντα κάτειπε ὥσπερ κελεύω φανερῶς , ὅπως καὶ οἱ ἄλλοι ὀργίζωνται ῞Ἕλληνες , εἶχε τίνα τῶν Ἑλ- · λήνων ἔτι οἴεται ἀπατήσειν περὶ ἐμοῦ λέγων , ἀεὶ ἀναισχυντίαν ἐνδεδυμένος· ἔμοιγε γὰρ οὐκ ἂν δύνηθείη εἰς πρόσωπον ἰδεῖν , καίπερ ὢν ἀναιδὴς , διὰ τὴν συνείδησιν τῶν μεγίστων αδικημάτων · οὐδὲ κατά τι αὐτῷ βουλὰς συλλογίσομαι , οὐδὲ δὴ ἔργον( πρᾶξιν) · ηπάτησε γάρ με καὶ ἥμαρτεν · οὐκέτι δ᾽ ἂν αὖθις ἐξαπατήσειε λόγοις , ἱκανῶς γὰρ αὐτῷ ἔχει · ἀλλ᾽ ἥσυχος καὶ χωρὶς ἐμοῦ φθειρέσθω · ὁ γὰρβουλευτικὸς Ζευς ἐξείλετο τὴν διάνοιαν αὐτοῦ · ἐχθρα δέ μοι καὶ μισητά εἰσι τὰ δῶρα αὐτοῦ · τιμῶμαι δὲ αὐτὸν ἐν μοίρᾳ θανατηφόρῳ · οὐδὲ ἐὰν δεκάκις καὶ εἰκοσάκι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09 τοσαῦτα δώσῃ , ὅσα ἐν τῷ παρόντι εἰσὶν αὐτῷ , καὶ εἴποθεν ἄλλα προσγένοιτο , καὶ ( οὐδ᾽ ) ὅσα εἰς τὸν Ορχομενὸν εἰσέρχεται , οὐδὲ ( καὶ ) ὅσα εἰς τὰς Θήβας τῆς Αἰγύπτου , ὅπου πλεῖστα κτήματα κεῖνται ἐν ταῖς οἰκίαις , αἵτινες ἑκατὸν πύλας ἔχουσι, διακόσιοι δὲ καθ᾿ ἑκάστην ἄνδρες ἐξέρχονται σὺν ἵπποις καὶ ὀχήμασι: οὐδὲ εἰ τοσαῦτα μοι δώσει , ὅσα ἡ ἄμμος τε καὶ ὁ χοῦς εἰσιν , οὐδ᾽ ἂν οὕτως ἔτι τὴν ἐμὴν ψυχὴν καταπείσει ὁ ᾿Αγαμέμνων , πρὶν ἀποδοῦναί μοι πᾶσαν τὴν ὕβριν τὴν τὴν ψυχὴν ποιοῦσαν ἀλγεῖν· τὴν θυγατέρα δὲ τοῦ ᾿Αγαμέμνονος τοῦ υἱοῦ τοῦ ᾿Ατρέως οὐ βούλομαι γῆμαι , οὐδὲ εἰ τῇ χρυσῇ ᾿Αφροδίτῃ κατὰ τὸ κάλλος ἁμιλλῶτο , τῇ εὐοφθάλμῳ δὲ ᾿Αθηνᾷ κατὰ τὰ ἔργα ἐξισεῖτο , οὐδ᾽ οὕτως αὐτὴν γῆμαι βούλομαι · οὗτος ἄλλον τίν᾽ ἀπὸ τῶν Ἑλλήνων λαβέτω, ὅστις ἄξιος αὐτοῦ ἐστι , καὶ ὃς βασιλιγώτερος υπάρχει . Ἐὰν γάρ με σώζασιν οἱ θεοὶ καὶ εἰς τὸν οἶκον ἀφίκωμαι , ὁ Πηλεὺς δή μοι μετὰ ταῦτα αὐτὸς γυναῖκα κατεγγυήσει· πολλαὶ Ἑλληνίδες εἰσὶν ἀνὰ τὴν Ἑλλάδα καὶ τὴν Φθίαν θυγατέ ρες ἀριστέων , οἵπερ τὰς πόλεις σώζουσι· τούτων ἣν ἂν βουλοίμην ἀγαπητὴν γυναῖκα ποιήσομαι, ἐκεῖ μοι πολλῷ μᾶλλον ἐφίεται ἡ ἀνδρεία ψυχή λαβόντι γυναῖκα κατὰ μνηστείαν , ὁμοίων γαμετὴν εὐτ φραίνεσθαι τοῖς κτήμασιν , ἃ Πηλεὺς ὁ γέρων ἐκτήσατο · οὐδὲν γὰρ ἀντάξιον τῆς ἐμῆς ψυχῆς , οὐδὲ ὅσα λέγουσιν ἔχειν τὴν Ἴλιον τὴν καλῶς οἰκουμένην πόλιν τὸ πρότερον , ἐπὶ τῆς εἰρήνης , πρὸ τοῦ ἐλθεῖν τοὺς ὑτοὺς τῶν Ἑλλήνων · οὐδὲ ὅσα ό λίθινος τῶν θυρῶν βατὴρ ἐναποκλείει τοῦ τοξικοῦ καθαροῦ ᾿Απόλλωνος ἐν τῇ πετρώδει Πυθοῖ · βόες μὲν γὰρ καὶ πρόβατα ευτραφῆ κτητά εἰσι , κτητοὶ δὲ οἱ λέβη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11 2 &lt; τες , καὶ αἱ τῶν ἵππων ξανθαὶ κεφαλαί · ἀνδρὸς δὲ ψυχὴ ἐπανελθεῖν εἰς τὸ σῶμα , οὔτε κτητὴ , οὔτε ληπτή ἐστιν , ἐπειδὰν παραλλάξῃ τὸ περίφραγμα τῶν ὀδόντων . Ἡ γαρ με μήτηρ ἡ θεά ἡ Θετις ἡ λευ κόπους φησὶ διττὰς μοίρας φέρειν εἰς τὸ τοῦ θανάτου τέλος ; ἂν μὲν γὰρ ἐνταῦθα μένων πολεμῷ περὶ τὴν πόλιν τῶν Τρώων , ἀπώλετο μέν μοι ἡ ὑποστροφή , ἡ ἔνδοξος δὲ φήμη ἄφθαρτος ἔσται· ἐὰν δὲ εἰς τὸν οἶκον ἀφίκωμαι εἰς τὴν ἀγαπητὴν γῆν τὴν πατρίδα , ἀπώλετό μοι ἡ ἀγαθὴ φήμη , ἐπὶ πολύ δέ μοι ἡ ζωὴ ἔσται , οὐδ᾽ ἂν ταχέως με και ταλάβοι τὸ τοῦ θανάτου τέλος . καὶ δὴ ἂν τοῖς ἀλ λοις ἐγὼ παραινέσαιμι εἰς τὸν οἶκον ἀποπλέειν · ἐπ πειδὴ οὐκέτι εὑρήσετε τὸ τέλος τῆς ὑψηλῆς Ἰλίου · πάνυ γὰρ αὐτῆς ὁ </text:span></text:span><text:soft-page-break/><text:span text:style-name="AncientGreek_3a__20_Ἀρχαία_20_ἑλληνικά"><text:span text:style-name="T1">μεγαλόφωνος Ζεὺς ὑπερέσχε τὴν ἑαυτοῦ χεῖρα , εὔτολμοι δὲ γεγόνασιν οἱ λαοί . ἀλλ᾽ ὑμεῖς μὲν ἀπελθόντες τοῖς τῶν Ἑλλήνων ἀριριστεῦσιν ἀπαγγείλατε τὴν πρεσβείαν μηδὲν ἀνύσαι , ὅπως ἄλλην βελτίονα βουλὴν βουλεύωνται λογιζόμενοι , ἣ ἂν αὐτοῖς τὰς ναῦς σῴσῃ καὶ τὸν στρατὸν τῶν Ἑλλήνων ἐπὶ ταῖς βαθείαις ναυσίν · ἐπειδὴ αὕτη οὐκ ἔστιν αὐτοῖς πρόχειρος , ἣν ἐν τῷ παρόντι ἐνόησαν , ἐμοῦ ὀργισθέντος · ὁ Φοῖνιξ δὲ ἐνα ταῦθα παρ᾽ ἡμῖν μένων κοιμηθήτω , ὅπως μοι ἐν ταῖς ναυσὶν ἀκολουθήσῃ εἰς τὴν πατρίδα τὴν προσφιλῆ αὔριον , ἐὰν βούληται· βίᾳ δὲ αὐτὸν οὐδαμῶς ἀπ άξω . Οὕτως εἶπεν · οὗτοι δὲ ἅπαντες ἄφωνοι ἐγένοντο σιωπῇ τὸν λόγον θαυμάστες , πάνυ γὰρ ἰσχυρῶς καὶ ἀποτόμως απείπατο · μετὰ χρόνον δὲ ἱκανὸν εἶπεν ὁ γέρων ἱππικὸς Φοῖνιξ , δάκρυα αναπλήσας · ἐφοβεῖτο γὰρ περὶ τῶν νεῶν τῶν Ἑλλήνων· Εἰ μὲν ὑποστροφὴν ἐν νῷ ἡ λαμπρότατε ᾿Αχιλο λεῦ , ἐμβάλλεις , παντελῶς δὲ οὐκ ἀποσοβεῖν ταῖ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13 ταχείαις ναυσὶ τὸ ἀφανιστικὸν πῦρ ἐθέλεις , ἐπειδὴ ὀργὴ ἐνέπεσεν εἰς τὴν σὴν ψυχὴν , πῶς ἂν μετὰ ταῦτ᾽ ἀπὸ σοῦ , ὦ τέκνον ἀγαπητὸν , ἐνταῦθα καὶ ταλειφθείην μόνος ; σοῦ γὰρ ἕνεκεν ἔπεμψέ με ὁ γέρων ἱππικὸς Πηλεὺς τῇ ἡμέρᾳ ἐκείνῃ , ὁπηνίκα σε ἐκ τῆς Φθίας ἔπεμπε νέον κομιδῆ , οὔπω πειρον τοῦ δεινοῦ πολέμου , οὐδὲ τῶν ἐκκλησιῶν ὅπου οἱ ἄνδρες διάδηλοι καὶ ἐπίσημοι τυγχάνουσι· τούτου ἕνεκεν ἔπεμψέ με διδάσκειν σε ταῦτα πάντα , λόγων τε δημηγόρον εἶναι καὶ ποιητὴν πράξεων . οὕτως ἂν μετὰ ταῦτα ἀπὸ σοῦ , τέκνον ἀγαπητὸν , οὐ βουλοίμην απολίπεσθαι , οὐδ᾽ ἐὰν αὐτὸς ὁ θεὸς ὑπόσχηταί μοι ποιήσειν νέον ακμάζοντα , ἀφελόμενος τὸ γῆρας , ὁποῖον ἡνίκα τὸ πρῶτον κατ τέλιπον τὴν ὡραίας γυναῖκας ἔχουσαν Ἑλλάδα , φεύγων τὰ ὀνείδη τοῦ πατρὸς τοῦ ᾿Αμύντορος τοῦ υιοῦ τοῦ Ὀρμενίδου , ὅστις χαλεπῶς μοι ὠργίσθη περὶ τῆς παλλακίδος τῆς ὡραιοκόμου , ἣν αὐτὸς ἐφίλει ἠτίμαζε δὲ τὴν ἑαυτοῦ γαμετὴν τὴν ἐμὴν μητέρα , αὕτη δὲ ἀεὶ τῶν ἐμῶν ἁπτομένη γονάτων παρεκάλει τῇ παλλακίδι συγ( προ)γενέσθαι , ὅπως μισήσῃ τὸν γέροντα · ταύτῃ ἐπείσθην , καὶ ἐποίησα · ὁ ἐμὸς δὲ πατὴρ εὐθὺς αἰσθόμενος, πολλά μοι ἐπηρᾶτο τὰς μισητὰς δὲ Ἐριννῦς ἐπεκαλεῖτο , μηδέποτε ἐν τοῖς ἑαυτοῦ γόνασιν καθίσαι ὑπὸν ἀγαπητὸν ἐξ ἐμοῦ γεννηθέντα · οἱ θεοὶ δὲ ἐτελείουν τὰς κάταρας , ὅ τε ῞Αιδης , καὶ ἡ ἐπαινετὴ Περσεφόνη · Τότε μοι ουδόλως κατείχετο καὶ ἠρέμει ἐν τῷ λογιστικῷ ὁ θυμὸς , ὥστε ἀναστρέφεσθαι ἐν τοῖς οἴκοις τοῦ πατρὸς πάνυ ὀργιζομένου · ὄντως πολλὰ μὲν συγγενεῖς τε καὶ ἐξάδελφοι περὶ ἐμὲ ὄντες , παρακαλοῦντες αὐτοῦ κατεῖχον , καὶ ἐκώλυον ἐν τοῖς οἴκοις , πολλὰ δὲ εὐτραφῆ πρόβατα , καὶ βόας συστρέφοντας τοὺς πόδας 1 κατὰ πορείαν ἔσφαζον , πολλοὶ δὲχοῖροι θάλλοντε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15 λίπει , ἤτοι πιμελεῖς ὄντες » ὀπτώμενοι ἐξετείνοντο ( ἐτήκοντο ) διὰ τῆς φλογὸς τοῦ πυρὸς , πολὺς δὲ οἶνος ἐκ τῶν πίθων ἐπίνετο τοῦ γέροντος , ἐπὶ ἐννέα δὲ νύκτας περὶ ἐμὲ αὐτὸν παρεκοιμῶντο Τούτων οἱ μὲν οὖν ἐκ διαδοχῆς ἐφύλαττον · οὐδέπο‐ τε ἐσβέσθη τὸ πῦρ , ἓν μὲν ὑπὸ στοᾷ τῆς εὐπεριβόλου αὐλῆς , ἕτερον δὲ ἐν τῷ προδόμῳ , ἔμπρο σθεν τῶν θυρῶν τοῦ θαλάμου · ἀλλ᾿ ὁπηνίκα δὴ ἡ δεκάτη μοι ἐπῆλθε σκοτεινὴ νύξ, τηνικαῦτ᾽ ἐγὼ τὰς πυκνῶς ἡρμοσμένας θύρας τοῦ θαλάμου συντρίψας , ἐξῆλθον , καὶ ἐπήδησα ὑπὲρ τοῦ περιφράγματος τῆς αὐλῆς ῥᾳδίως , λαθὼν τοὺς φυλάσσοντας , καὶ τὰς δούλας γυναῖκας· ἔφευγον μετὰ ταῦτα </text:span></text:span><text:soft-page-break/><text:span text:style-name="AncientGreek_3a__20_Ἀρχαία_20_ἑλληνικά"><text:span text:style-name="T1">πόῤῥωθεν διὰ τῆς πλατείας Ελλάδος , ἀφικόμην δὲ εἰς τὴν Φθίων τὴν εὔγεων τὴν τῶν προβάτων τροφὸν , πρὸς τὸν βασιλέα Πηλέα · οὗτος δέ με προθύμως ὑπεδέξατο ,καὶ ἐφίλησέ με , καθάπερ, πατὴρ τὸν ἑαυτοῦ παῖδα φιλεῖ τὸν μονογενῆ , μεθ᾿ ὃν ἄλλον οὐκ ἐγέν νησε , τεχθέντα ἐν γήρᾳ ἐπὶ κτήμασι πολλοῖς · καί με πλούσιον ἐποίησε , πολὺν δέ μοι λαὸν παρέσχετο · ᾤκουν δὲ τὸ τελευταῖον μέρος τῆς Φθίας , βασιλεύων τῶν Δολόπων. και σε τοσοῦτον ἐποίησα , ὦ ὅμοιε τοῖς θεοῖς Αχιλλεῦ , ἐκ ψυχῆς φιλῶν , ἐπειδὴ οὐκ ἔθελες σὺν ἄλλῳ οὔτε εἰς εὐωχίαν πορεύε σθαι , οὔτε ἐν τοῖς οἶκοις φαγεῖν , πρὶν ὁπότε δέ σε καθίσας ἐγὼ ἐπὶ τοῖς ἐμοῖς γόνασι , κορέσαιμι ὄλου ( τροφῆς ) , τὸ σκληρὸν τῆς τροφῆς προκατ τεργασάμενος , καὶ οἶνον ποτίσας· πολλάκις μοι διάβροχον ἐποίησας ἐν τῷ στήθει τὸν χιτῶνα, οἶνον ἀναφλύων καὶ ἀναβάλλων ἐν τῇ χαλεπῇ ἡλικίᾳ τῶν νηπίων . Οὕτως ἐπὶ σοὶ πάνυ πολλὰ ἔπαθον , καὶ πολλὰ ἐπόνησα , ταῦτα φρονῶν , διότι μοι οὐδαμῶς οἱ θεοὶ ἀπετέλουνγέννημα ἐξ ἐμοῦ , ἀλλὰ σὲ υἱὸν ὦ ὅμοιε τοῖς θεοῖς ᾿Αχιλλεῦ , ἐποιούμην , ὅπως μοι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17 ~ ἀποσοβήσῃς ποτὲ ὄλεθρον ἀπρεπῆ . ᾿Αλλ᾽, ὦ ᾿Αχιλλεῦ , δουλαγώγησον τὸν μέγαν θυμὸν , οὐ γάρ σε δεῖ ἔχειν ἀνηλεῆ καὶ ἀπηνῆ ψυχήν . τρεπτοὶ δέ εἰσι καὶ αὐτοὶ οἱ θεοὶ , ὧν δὴ καὶ μείζων ἐστὶν ἡ αρετὴ , καὶ ἡ τιμὴ , καὶ ἡ δύναμις · καὶ τούτους μὲν γὰρ θυσίαις ( θυμιάμασι) καὶ εὐχαῖς προσηνέσι , καὶ σπονδῇ , καὶ ἀτμῷ κρεῶν παρατρέπουσι , καὶ πείθουσιν οἱ ἄνθρωποι παρακαλοῦντες , ὅταν τις παραβῇ καὶ ἁμάρτῃ . καὶ γὰρ αἱ Παρακλήσεις , αἱ θυγατέρες τοῦ μεγάλου Διὸς , χωλαί εἰσι καὶ ρυτίδας ἔχουσαι , καὶ διάστροφοι τὰς ὄψεις , αἳ δὴ καὶ μετὰ τὴν Βλάβην παραγινόμεναι φροντίζουσιν · ἡ Βλάβη δὲ ἰσχυ‐ ρά τε ἐστὶ καὶ ὑγιὴς τοὺς πόδας, οὗ ἕνεκα πάσας πολλῷ ὑπεκτρέχουσα νικᾷ , προκαταλαμβάνει δὲ ἐξ πὶ πᾶσαν τὴν γῆν βλάπτουσα τοὺς ἀνθρώπους αὗται δὲ μετὰταῦτα ἰῶνται καὶ θεραπεύουσι . Ὃς μὲν οὖν αιδεσθήσεται τὰς θυγατέρας τοῦ Διὸς πλησίον παραγενομένας , τοῦτον μεγάλως ὠφέλησαν καὶ ἐπήκουσαν εὐξαμένου · ὃς δ᾽ ἂν ἀνανεύσῃ , καὶ καρτερῶς ἀρνήσηται, αὗται γε δὴ ἀφικόμεναι παρακαλοῦσι τὸν Δία τὸν υἱὸν τοῦ Κρόνου , τὴν Βλάβην αὖτῷ ἐπακολουθεῖν , ὅπως κακὰ παθὼν ἀποδώσῃ . Αλλ᾽, ὦ Αχιλλεῦ , δίδου καὶ σὺ ἕπεσθαι τιμὴν ταῖς θυγατράσι τοῦ Διὸς , ἢκαὶ τῶν ἄλλων ἀγαθῶν ἀνδρῶν τὸν νοῦν καταπείθει . εἰ μὲν γὰρ μὴ δῶρα τὰ μὲν νῦν ἐδίδου , τὰ δὲ μετὰ ταῦτα δώσειν ὑπισχνεῖτο ὁ υἱὸς τοῦ ᾿Ατρέως , ἀλλ᾽ ἀεὶ μεγάλως ὠργίζετο , οὐκ ἂν ἔγωγεκελεύοιμι καταλιπόντα σε τὴν ἔμμονον ὀργὴν , βοηθεῖν τοῖς Ἕλλησι , καίπερ δεομένοις καὶ χρήζουσι βοηθείας· νῦν δὲ ὁμοῦ ἄλλα εὐθὺς δίδωσι , καὶ ἄλλα μετὰ ταῦτα δώσειν ὑπέσχετο ; ἄνδρας δὲ ἀρίστους ἔπεμψε παρακαλέσοντας , ἐκλεξάμενος αὐτοὺς κατὰ τὸν Ἑλληνικὸν στρατὸν, οἵπερ σοὶ μάλιστα τῶν Ἑλλήνων ἠγαπημένοι εἰσί. Τούτων τὸν λόγον μὴ σύ γε ατιμάσῃς , μηδὲ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19 τὴν ἐνθάδε πορείαν , τὸ πρότερον δὲ οὐκ ἦν μεμπτέον τὸ ὀργίζεσθαι. οὕτω καὶ τῶν προγενεστέρων ἀνδρῶν ἡρωων τὴν φήμην ἠκούσαμεν , ὅταν τινὰ κατελάμβανεν ὀργὴ μεγάλη , δώροις πειθόμενοι ἦσαν , καὶ λόγοις υπείκοντες . Μέμνημαι ἐγὼ τοῦτο τὸ ἔργον παλαιὸν( πάλαι ) ,οὐδαμῶς νέον ( νεωστὶ ) γενόμενον , λέξω δὲ ἐν ὑμῖν ἅπασι φίλοις οὖσι . Ο Κουρῆτες (Πλευρώνιοι ) καὶ οἱ πολεμικοὶ Καλυδώνιοι ἐπολέμουν πε ρὶ τὴν πόλιν τὴν Καλυδῶνα , </text:span></text:span><text:soft-page-break/><text:span text:style-name="AncientGreek_3a__20_Ἀρχαία_20_ἑλληνικά"><text:span text:style-name="T1">καὶ ἀπέκτεινον ἀλλήλους , Καλυδώνιοι μὲν μαχόμενοι ὑπὲρ τῆς ἑαυτῶν ἐπεράστου πόλεως τῆς Καλυδῶνος , οἱ Κουρῆτες (Πλευ ρώνιοι ) δὲ προθυμούμενοι ἐκπορθῆσαι πολέμῳ τὴν πόλιν . Τούτοις γὰρ κακὸν ἤγειρεν ἡ χρυσὸν θρόνον ἔχουσα ῎Αρτεμις ὀργισθεῖσα , διότι αὐτῇ οὐκ ἔθυ σεν ἐν τῷ γονίμῳ τόπῳ τῆς ᾿Αλωνίας τὰς ὑπὲρ εὖθαλίας καὶ εὐφορίας τῶν καρπῶν διδομένας θυσίας τοῖς θεοῖς ὁ Οἰνεὺς , οἱ ἄλλοι δὲ θεοὶ εὐωχοῦντο θεσίας μεγάλας , μόνῃ δὲ τῇ θυγατρὶ τοῦ μεγάλου Διὸς οὐκ ἐθυσίασεν , ἢ ὅτι ἐπελάθετο , ἢ ἑκὼν παρεπέμψατο · ἐβλάβη δὲ τὰ μέγιστα κατὰ ψυχήν· αὕτη δὲ ὀρχισθεῖσα ἡ ἐνδοξοτάτη τὸ γένος ῎Αρτεμις, ἐφώρμησεν ἄγριον χοῖρον λευκόδοντα ἐν χλοῇ διατρίβοντα, ὃς πολλὰ κακὰ εἰργάζετο, ἐξ ἔθους ἐπιφοιτῶν εἰς τὰ σύμφυτα χωρία τοῦ Οἰνέως· πολλὰ δ᾽οὗ τος ἄλλα ἐπ᾽ ἄλλοις τιθέμενα , ὅἐστι συνεχῆ δρα μεγάλα κατέβαλεν σὺν ταῖς ῥίζαις , καὶ σὺν τοῖς ἄνθεσι τῶν μήλων . τοῦτον δὲ ἀνεῖλεν ὁ Μελέαγρος ὁ υἱὸς τοῦ Οἰνέως, συναθροίσας ἐκ πολλῶν πόλεων ἄνδρας κυνηγούς , καὶ κύνας · οὐ γὰρ ἂν κ νῃρέθη ἀνδράσιν ὀλίγοις · τοσοῦτος ( τηλικοῦτος ) ἦν · πολλοὺς δὲ ἐπεβίβασε τῆς λυπηρᾶς πυρᾶς · αὕτη δὲ περὶ αὐτὸν ἐποίησε θόρυβον μέγαν καὶ κραυγὴν , ὑπὲρ τῆς κεφαλῆς τοῦ χοίρου ,καὶ τοῦ δασέως τετρ χωμένου δέρματος , μεταξὺ τῶν Πλευρωνίων καὶ τῶν μεγαλοψύχων Καλυδωνίων, Ἐν ὅσῳ μὲν οὖν ὁ πολε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21 ~ μικὸς Μελέαγρος ἐπολέμει , ἐν τοσούτῳ τοῖς Πλευρω νίοις κακῶς εἶχεν , οὐδὲ ἐδύναντο μένειν ἐκτὸς τοῦ τείχους , καίπερ ὄντες πολλοί · ἀλλ᾿ὁπηνίκα δὴ τὸν Μελέαγρον εἰσῆλθεν ὀργὴ , ἥτις καὶ ἄλλων οἶδαίνεσθαι καὶ ἐξογκοῦσθαι ποιεῖ τὸν νοῦν ἐν τῷ στήθει , καί περ καλῶς φρονούντων· οὗτος μὲν , τῇ ἀγαπητῇ μητρὶ τῇ ᾿Αλθαίῃ ὀργιζόμενος κατὰ ψυχὴν ,ἐκάθητο παρὰ τῇ μεμνηστευμένη περικαλλεῖ γυναικὶ τῇ Κλεοπάτρᾳ, τῇ θυγατρὶ τῆς εὐειδοῦς Μαρπίσσης τῆς θυγατρὸς τοῦ Ευήνου , καὶ τοῦ Ἴδα , ὃς ἰσχυρότατος τῶν ἐπι γείων ἀνδρῶν ἦν τῶν κατ᾽ ἐκείνου τοῦ χρόνου · καὶ δὴ καὶ κατὰ τοῦ βασιλέως ἀνελάβετο τὸ τόξον τοῦ καθαροῦ᾿Απόλλωνος , ἕνεκα τῆς εὐειδοῦς νύμφης · ταύ την δὲ τότε ἐν τοῖς οἴκοις ὅ τε πατὴρ , καὶ ἡ σεβασὴ μήτηρ᾿Αλκυόνην ὠνόμαζον φερωνύμως, διότι ἡ μήτηρ αὐτῆς θρῆνον ἔχουσα Αλκυόνος τῆς πολλὰ πενθούσης ἔκλαιεν , ὅτε αὐτὴν ἀφῄρητο ὁ πόῤῥωθεν ἐργαζόμενος καθαρὸς ᾿Απόλλων · παρ᾿ αὐτῇ δὴ οὗτος κατέκειτο , τὴν τὴν ψυχὴν λυποῦσαν ὀργὴν πεπαίνων ,ἐκ τῶν καταρῶν τῆς μητρὸς ὀργισθεὶς , ἣ δὴ τοῖς θεοῖς λυπουμέ νη πάνυ ηύχετο ἕνεκα τοῦ φόνου τοῦ ἀδελφοῦ αὐτῆς ( τοῦ ἀδελφικοῦ ) , πάνυ δὲ καὶ τὴν πολλοὺς τρέφου σαν γῆν ἔπληττεν ταῖς χερσὶν ἐπικαλουμένη τὸν Α δην καὶ τὴν ἐπαινετὴν Περσεφόνηνἐπὶ γόνατα καθεζομένη· διάβροχοι δὲ ἐγίνοντο τοῖς δάκρυσιν οἱ κόλποι αὐτῆς δοῦναι θάνατον τῷ ὑιῷ · ταύτης δὲ ἤκουσεν ἡἐν τῷτω σκότει φοιτῶσα Εριννυς ἐκ τοῦ ζόφου , ἀπηνῆ καὶ ἀπαραίτητον ψυχὴν ἔχουσα . ταχέως δὲ περὶ τὰς πύλας αὐτῶν θόρυβος καὶ κτύπος ἠγέρθη , τυπτομένων τῶν πύργων . Τοῦτον παρεκάλουν οἱ γέροντεςτῶν Καλυδωνίων , ἔπεμπον δὲ ἱερεῖς ἀρίστους τῶν θεῶν παρακλήτορας , ὥστ᾽ ἐξελθεῖν καὶ βοηθῆσαι , ἐπαγγει λάμενοι χάριν μεγάλην , ὅπου τὸ εὔγεων πεδίον ἐςὶ τῆς ἐπεράστου Καλυδῶνος · ἐκεῖ αὐτὸν λαβεῖν τέπου ( χωρίον ) ὡραῖον ἐκέλευαν πεντήκοντα ζευγῶν , </text:span></text:span></text:p>
      <text:p text:style-name="P1"><text:span text:style-name="AncientGreek_3a__20_Ἀρχαία_20_ἑλληνικά"><text:span text:style-name="T1"/></text:span></text:p>
      <text:p text:style-name="P1"><text:soft-page-break/><text:span text:style-name="AncientGreek_3a__20_Ἀρχαία_20_ἑλληνικά"><text:span text:style-name="T1">ΠΑΡΑΦΡΑΣΙΣ . 123 ~ &lt; τὸ μὲν ἥμισυ γῆς ἀμπελοφύτου , τὸ ἥμισυ δὲ γῆν γυμνὴν φυτῶν πρὸς ἄροσιν τοῦ πεδίου αποτεμόντα λαβεῖν · πάνυ δὲ αὐτὸν παρεκάλει ὁ γέρων ἱππικὸς Οινεὺς τοῦ βατῆρος τῶν θυρῶν ἐπιβεβηκὼς τοῦ ὑψη λοῦ δώματος , πρᾴωςκινῶν τὰς κεκολλημένας σανίδας, ἱκετεύων τὸν υἱόν · πάνυ δὲ αὐτὸν αἱ ἀδελφαὶ καὶ ἡ σεβαστὴ μήτηρ παρεκάλουν, οὗτος δὲ μᾶλλον ανένευε καὶ παρῃτεῖτο · πάνυ δὲ οἱ φίλοι οἵτινες αὐτῷ νουνεχέστατοι καὶ φίλτατοι πάντων ἦσαν , ἀλλ᾽ οὐδ᾽ οὕτωτὴν αὐτοῦ ψυχὴν ἐν τῷ στήθει κατέπειθον , πρὶν, ὅτε δὴ τὸ δῶμα ἐπιμόνως ἐπλήττετο , οἱ δὲ Πλευρώνιοι ἐπέβαινον τῶν πύργων , καὶ ἐπυρπόλουν τὴν μεγάλην πόλιν. Καὶ τηνικαῦτα δὴ ἡ εὐειματοῦσα γαμετὰ τὸν Μελέαγρον παρεκάλει ὀδυρομένη καὶ κλαίουσα , καὶ διεξῆλθεν αὐτῷ πάντα τὰ δεινά , ὅσα τοῖς ἀνθρώποις συμβαίνουσιν , ὧν ἂν ἡ πόλις ἐκπορθηθείη · τοὺς μὲν ἀνδραςἀποκτείνουσι , τὴν πόλιν δὲ τὸ πῦρ σποδὸν καὶ κόνιν ἐργάζεται, τὰ τέκνα δὲ ἄλλοι ἀπάγουσι, καὶ τὰς ἐν βάθει ζωννυμένας γυναῖκας. τούτου δὲ διηγείρετο ἡ ψυχὴ , ἀκούσαντος ἔργα χαλεπὰ , ὥρμησε δὲ πορεύεσθαι , ἐν τῷ σώματι δὲ τὰ ἔκλαμπρα ὅπλα ἐνεδύσατο . Οὕτως αὐτὸς μὲν ἀπεσόβησε τὴν δεινὴν ἡμέραν τοῖς Αἰτωλοῖς ὑπακούσας τῷ ἑαυτοῦ ἐπιλογισμῷ · τούτῳ δὲ οὐκέτι τὴν χάριν ἐτελείωσαν τὴν μεγάλην τε καὶ κεχαριτωμένην , τὸ δεινὸν δὲ ἀπεσόβησε καὶ οὕτως · ἀλλὰ σὺ μὴ διανοοῦ ταῦτα ἐν τῷ λογιστικῷ , μηδὲ θεός σε ἐνθάδε κινήσειεν , ὦ φίλε , χεῖρον δ᾽ ἂν εἴη καιομέναις ταῖς ναυ σὶν ἐπιβοηθεῖν . ἀλλ᾽ ἕνεκα δώρων πορεύου , οἱ γὰρ Ἕλληνες ὁμοίως θεῷ σε τιμήσουσιν · εἰ δ᾽ ἄνευ δώρων εἰσέλθοις εἰς τὸν τοὺς ἄνδρας φθείροντα πόλεμον , οὐκέτι ὁμοίως τῆς τιμῆς ἔσῃ , καίπερ ἀποσοβῶν τὸν πόλεμον . Πρὸς τοῦτον δὲ ἀποκρινόμενος εἶπεν ὁ τοὺς πόδας ταχὺς ᾿Αχιλλεύς · Ω Φοῖνιξ τροφεῦ , γηραιὲ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25 ~ · ~ ~ 2 ἐνδοξότατε τεθραμμένε , οὐδαμῶς μοι χρεία ταυτησὶ τῆς τιμῆς , δοκῶ δὲ τετιμῆσθαι πεπρωμένῃ Διὸς , ἥτις με ἕξει παρὰ ταῖς ναυσὶ ταῖς καμπυλοπρύμνοις , ἕως ἂν ἡ ἀναπνοὴ ἐν τῷ στήθει μένῃ , καὶ τὰ ἀγαπητὰ γόνατά μοι κινῆται . ἄλλο δέ σοι λέξω , σὺ δὲ ἐν τῷ σῷ λογιστικῷ ἔμβαλλε αυτό · μή μοι τάραττε τὴν ψυχὴν ἐν τῷ στήθει λυπούμενος , τῷ υιῷ τοῦ ᾿Ατρέως τῷ ἥρωΐ χαριζόμενος, οὐδὲ δεῖ σε κατά τι φιλεῖν αὐτὸν , ὅπως μὴ ἀπεχθὴς καὶ μισητὸς ὑπάρχης ἐμοὶ τῷ φιλοῦντί σε · καλόν σοι μετ' ἐμοῦ τοῦτον ανιᾷν , ὃς ἂν ἐμὲ ἀνιᾷ ὁμοίως ἐμοὶ βασίλευε , καὶ τὸ ἥμισυ ἀπομερίζου καὶ λάμβανε τῆς τιμῆς · οὗτοι δὲ ἀπαγγελοῦσι τὴν πρεσβείαν , στ δὲ ἐνταῦθα μένων κοιμήθητι ἐν τῇ μαλακῇ κοίτῃ ( στρωμνῇ ) · ἅμα δὲ τῇ ἡμέρᾳ φαινομένη σκοπήσομεν , ἢ ὅπως πορευώμεθα ἐπὶ τὰ ἡμέτερα , ἢ ὅπως μένωμεν . Εἶπε , καὶ τῷ Πατρόκλῳ ἐπένευσεν οὗτός γε σιωπῶν , στρῶσαι τῷ Φοίνικι πυκνὴν καὶ συνεχῆ στρωμνὴν , ὅπως ὡς τάχος ἐκ τῆς σκηνῆς ὑποστροφῆς φροντίσειεν . Ἐν τούτοις δὲ Αἴας ὁ ἰσόθεος ὁ υἱὸς τοῦ Τελαμῶνος , εἶπε λόγον . ῏Ω εὐγενέστατε ὑἱὲ τοῦ Λαέρτου , πολύτροπε Ὀδυσσεῦ , ἴωμεν οὐ γάρ μοι δοκεῖ τέλος τῶν λόγων τῷδε τῷ τρόπῳ συμπεραθήσεσθαι · δεῖ δὲ ὡς τάχος͵ ἀπαγγεῖλαι τὸν λόγον τοῖς Ἕλλησι , καίπερ οὐκ ὄντα χρηστὸν , οἳ δήπου νῦν κάθηνται προσδεχόμενοι · ᾿Αχιλλεὺς δὲ ἄγριον ἐν τῷ στήθει ἔθηκε μεγαλόφρονα θυμὸν, ὁ χαλεπὸς καὶ ἄδικος , οὐδὲ ἐπιστρέφεται καὶ λόγον ποιεῖται τῆς τῶν συνήθων φιλίας ταυτησὶν , ᾗτιι αὐτὸν ἐτιμῶμεν παρὰ ταῖς ναυσὶν ὑπὲρ τοὺς ἄλλους , ὁ σκληρός τε καὶ ἀπηνής · καὶ μὴν καί τις φόνου αδελφικοῦ , ἢ παιδὸς ἰδίου </text:span></text:span><text:soft-page-break/><text:span text:style-name="AncientGreek_3a__20_Ἀρχαία_20_ἑλληνικά"><text:span text:style-name="T1">τιμωρίων ( δίκην ) ἔλαβεν ἀποθανόντος · καὶ δὴ ὁ μὲν φονεύσας , αὐτοῦ ἐν τῇ πόλει μένει , πολλὰ ἀποδοὺς , τοῦ παθόντος δὲ ἡ </text:span></text:span></text:p>
      <text:p text:style-name="P1"><text:span text:style-name="AncientGreek_3a__20_Ἀρχαία_20_ἑλληνικά"><text:span text:style-name="T1"/></text:span></text:p>
      <text:p text:style-name="P2"><text:span text:style-name="AncientGreek_3a__20_Ἀρχαία_20_ἑλληνικά"><text:span text:style-name="T2">ΠΑΡΑΦΡΑΣΙΣ . 127 ~ ས καρδία , καὶ ὁ αὐθάδης θυμὸς ἐπέχεται καὶ κωλύεται , δίκην λαβόντος · σοὶ δὲ ἀπαυστόν τε καὶ χαλεπὸν θυμὸν ἐν τῷ στήθει ἔθηκαν οἱ θεοὶ , ἕνεκα γυναικὸς νέας μόνης · νυνὶ δέ σοι ἑπτὰ παρέχομεν ἐξόχως ἀρίστας , καὶ ἄλλα πολλὰ πρὸς ταύταις · σὺ δὲ - λεων ἀπέργασαι τὴν σὴν ψυχὴν , αἰδέσθητι δὲ τὸ οἴκημα , ὁμόστεγοι δέ σοί ἐσμεν ἐκ τοῦ πλήθους τῶν Ἑλλήνων , πεποίθαμεν δέ σοι μᾶλλον τῶν ἄλλων ἀναγκαιότατοι εἶναι καὶ φίλτατοι , ὅσοι Ελληνές εἰς σι . Πρὸς τοῦτον δὲ ἀποκρινόμενος εἶπεν ὁ τοὺς πόδας ταχὺς ᾿Αχιλλεύς · Ω εὐγενέστατε Αἶων υἱὲ Τε λαμῶνος, ἡγεμὸν τῶν λαῶν, πάντα μοι ἀρέσκοντα τῇ ψυχῆ ἔδοξας εἰπεῖν , ἀλλά μοι ἡ καρδία φλεγμαίνει τῷ θυμῷ , ὅταν ἐκείνων μνησθῶ , ὅπως με παραλογισάμενος ἐπιβλαβῶς διέθηκεν ἐν τοῖς Ἕλλησιν ὁ υἱὸς τοῦ ᾿Ατρέως, καθάπερ τινὰ ἄτιμον μέτοι κον . ἀλλ᾽ ὑμεῖς πορεύεσθε , καὶ τὴν πρεσβείαν απαγγείλατε , οὐ γὰρ πρότερον τοῦ γέμοντος αἱμάτων πολέμου φροντίσω , πρὶν τὸν υἱὸν τοῦ συνετοῦ Πριάμου , τὸν ἔνδοξον ῞Εκτορα ἐπὶ τὰς σκηνάς , καὶ τὰς ναῦς τῶν Μυρμιδόνων αφικέσθαι, ἀναιροῦντα τοὺς Ἕλληνας , καὶ τὰς ναῦς πυρὶ κατακαῦσαι · περὶ δὲ τὴν ἐμὴν σκηνὴν , καὶ τὴν μέλαιναν ναῦν τὸν Ἕκτορα, καὶ προθύμως ὁρμῶντα , κωλύσειν καὶ ἀποστήσειν τοῦ πολέμου͵ ὑπολαμβάνω . Οὕτως εἶπεν . οὗτοι δὲ πάντες λαβόντες ποτήρια περιφερῆ καὶ χρὰς ποιησάμενοι ἐπορεύοντο ὀπίσω εἰς τὰς ναῦς , προηγεῖτο δὲ Ὀδυσσεύς . Ὁ Πάτροκλος δὲ τοῖς φίλοις καὶ ταῖς δούλαις ἐπέταξε , στρῶσαι τῷ Φοίνικι πυκνὴν καὶ συνεχῆ στρωμνὴν πάνυ ταχέως · αὗται δὲ ὑπακούουσαι ἔστρωσαν τὴν στρωμνὴν , ὡς προσέταξε · κώεά τε , καὶ τάπητα , καὶ τὸ λεπτὸν ἀπάνθισμα , ἤτοι τὸ ἔκκριτον τοῦ λίνου , σινδόνα δηλονότι · ἐκεῖ ὁ γέ </text:span></text:span><text:span text:style-name="AncientGreek_3a__20_Ἀρχαία_20_ἑλληνικά"><text:span text:style-name="T1">ρων ἐκοιμήθη , καὶ τὴν ἔνδοξον ἡμέραν ἀνέμενε . Ὁ </text:span></text:span></text:p>
      <text:p text:style-name="P2"><text:span text:style-name="AncientGreek_3a__20_Ἀρχαία_20_ἑλληνικά"><text:span text:style-name="T2"/></text:span></text:p>
      <text:p text:style-name="P2"><text:span text:style-name="AncientGreek_3a__20_Ἀρχαία_20_ἑλληνικά"><text:span text:style-name="T2">ΠΑΡΑΦΡΑΣΙΣ. 129 ρ Αχιλλεὺς δὲ ἐκάθευδεν ἐν τῷ ἐνδοτάτῳ τῆς καλῶς κατεσκευασμένης σκηνῆς , παρ᾿ αὐτῷ δὲ ἐκοιμήθη καὶ γυνή , ἣν ἀπὸ τῆς Λέσβου ἤγαγεν , ἡ θυγάτηρ τοῦ Φόρβαντος , ή ευειδής Διομήδη . Ο Πάτροκλος δὲ ἀφ᾽ ἑτέρου μέρους ἐκοιμήθη , παρ᾽ αὐτῷ δὲ ἡ Ιφις ἡ καλλίζωνος , ἣν αὐτῷ παρέσχετο ὁ ἔνδοξος ᾿Αχιλλεὺς , τὴν ὑψηλὴν Σαῦρον πορθήσας, τὴν πόλιν τοῦ Ἐνυέως . Οὗτοι δὲ ὁπηνίκα εἰς τὰς σκηνὰς τοῦ υἱοῦ τοῦ ᾿Ατρέως παρεγένοντο , τούτους μὲν οὖν ὑιοὶ τῶν Ἑλλήνων χρυσοῖς ποτηρίοις διεδέχοντο καὶ ἐδεξιοῦντο , ἄλλοθεν ἄλλος ἀνιστάμενοι , καὶ ἐξερώτων · πρῶτον δὲ ἐξηρώτησεν ὁ βασιλεὺς τῶν ἀνδρῶν ᾿Αγαμέμνων λέγων ·῎Αγε εἰπέ μοι , ὦ πολύμνητε Ὀδυστεῦ , δόξα μεγαλη τῶν Ἑλλήνων , ἆρ᾽ ἐθέλει ἀποσοβῆσαι τοῖς ναυσὶ τὸ ἀφυνιστικὸν πῦρ , ἢ μὴ ἐθέλειν εἶπε , θυμὸς δὲ ἔτι κατέχει τὴν μεγαλόφρονα αὐτοῦ ψυχήν ; Πρὸς τοῦτον δὲ εἶπεν ὁ πολλὰ ὑπομείνας ἔνδοξος Ὀδυσσεύς · ὦ υιὲ τοῦ ᾿Ατρέως , ενδοξότατε βασιλεῦ τῶν ἀνδῶν ᾿Αγάμεμνον , ἐκεῖνός γε οὐκ ἐθέλει καταπαῦσαι τὸν θυμὸν , ἀλλ᾽ ἔτι μᾶλλον πληροῦται ὀργῆς , σε δὲ αποστρέφεται καὶ τὰ σα δῶρα · σὲ αὐτὸν σκοπεῖν ἐν τοῖς Ἕλλησιν ἐκέλευσεν , ὅπως ἂν τὰς ναῦς σώσῃς καὶ τὸν στρατὸν τῶν Ἑλλήνων · αὐτὸς δὲ διε τείνατο ἅμα τῇ ἡμέρᾳ φαινομένῃ τὰς εὐκαθέδρους ἀμφοτέρωθεν ἐλαυνομένας ναῦς εἰς τὴν </text:span></text:span><text:soft-page-break/><text:span text:style-name="AncientGreek_3a__20_Ἀρχαία_20_ἑλληνικά"><text:span text:style-name="T2">θάλασσαν ἑλκύσειν · καὶ δὴ καὶ τοῖς ἄλλοις παραινέσαι ἂν , εἶπεν, ἀποπλεῖν εἰς τὸν οἶκον , ἐπειδὴ οὐκέτι εὑρήσετε το τέλος τῆς ὑψηλῆς Ἰλίου · πάνυ γὰρ ἑαυτῆς ὁ μεγαλόφωνος Ζεὺς ὑπερέσχε τὴν ἑαυτοῦ χεῖρα , εὔτολμοι δὲ γεγόνασιν οἱ λαοί . Οὕτως εἶπεν . εἰσὶ καὶ οὗτοι ταῦτα εἰπεῖν , οἵ μοι εἵποντο , ὁ Αἴας , καὶ οἱ δύο Ο κήρυκες , αμφότεροι συνετοί . Φοῖνιξ δὲ ὁ γέρων ἐκεῖ κατεκοιμήθη , οὕτω γὰρ ἐκέλευσεν , ὅπως αὐτῷ ἐν </text:span></text:span></text:p>
      <text:p text:style-name="P2"><text:span text:style-name="AncientGreek_3a__20_Ἀρχαία_20_ἑλληνικά"><text:span text:style-name="T2"/></text:span></text:p>
      <text:p text:style-name="P2"><text:span text:style-name="AncientGreek_3a__20_Ἀρχαία_20_ἑλληνικά"><text:span text:style-name="T2">ΠΑΡΑΦΡΑΣΙΣ. 131 او ταῖς ναυσὶν ἀκολουθήσῃ εἰς τὴν ἀγαπητὴν πατρίδα αὔριον , ἐὰν βούληται , βίᾳ δ᾽ αὐτὸν οὐδαμῶς ἀπάξει . Οὕτως εἶπεν . οὗτοι δὲ ἅπαντες ἄφωνοι ( ἐννεοὶ) εγένοντο σιωπῇ , θαυμάσαντες τὸν λόγον πάνυ γὰρ ἰσχυρῶς καὶ ἀποτόμως ἔλεξεν · ἐπὶ πολὺ δὲ ἐκπλήξει ἥσυχοι ἦσαν λυπούμενοι οἱ ὑιοὶ τῶν Ἑλλήνων· μετὰ χρόνον δὲ ἱκανὸν εἶπεν ὁ κατὰ πόλεμον ἀγαθὸς Διομή δης . ῏Ω ὑιὲ τοῦ ᾿Ατρέως , ἐνδοξότατε , βασιλεῦ τῶν ἀνδρῶν ᾿Αγάμεμνον , εἴθε μὴ παρεκάλεσας τὸν ἄμεμ πτον ὑἱὸν τοῦ Πηλέως , πλεῖστα δῶρα παρέχων . οὗτος καὶ ἄλλως ὑπερήφανός ἐστι , νῦν δὲ αὐτὸν πολλῷ μᾶλλον εἰς ὑπερηφανείας ἐνέβαλες · ἀλλ᾽ ἐκεῖνον μὲν ἐάσωμεν , ἢ ἂν ἀπέρχηται, ἢ ἂν μένῃ ; τότε δὲ πολεμήσει , ὅταν αὐτὸν ἡ ψυχὴ ἐν τῷ στήθει προς τρέψῃ ,καὶ ὁ θεὸς παροξύνῃ . Αλλ᾿ ἄγετε,ὥσπερ ἂν αὐτὸς εἴπω , πεισθῶμενἅπαντες , νυνὶ μὲν κοιμήθητε ἐμπλησθέντες κατὰ τὴν ἀγαπητὴν ψυχὴν ἄρτου καὶ οἴνου , τοῦτο γάρ εστι προθυμία τε καὶ ἰσχύς . ἐπειδὰν δὲ φανῆ ἡ περικαλλὴς ροδόχρους ἡμέρα , τα χέως ἔμπροσθεν τῶν νεῶν ἔλαυνε , τὸν λαὸν καὶ τοὺς ἵππους διεγείρων , καὶ σὺ ἐν τοῖς πρώτοις μάχου , ᾿Αγάμεμνον . Οὕτως εἶπεν . ἅπαντες δὲ οἱ βασιλεῖς ἐπήνεσαν , θαυμάσαντες τὸν λόγον τοῦ ἱππικοῦ Διομήδους · καὶ δὴ τότε χρὰς ποιησάμενοι ἐπορεύθησαν ἅπαντες ἐπὶ τὰς σκηνᾶς , ἐκεῖ δὲ ἐκοιμήθησαν ( ανε κλίθησαν ) , καὶ ὕπνου ἔλαβον δῶρον , ἤτοι αὐτὸ τὸ </text:span></text:span></text:p>
      <text:p text:style-name="P2"><text:span text:style-name="AncientGreek_3a__20_Ἀρχαία_20_ἑλληνικά"><text:span text:style-name="T2"/></text:span></text:p>
      <text:p text:style-name="P2"><text:span text:style-name="AncientGreek_3a__20_Ἀρχαία_20_ἑλληνικά"><text:span text:style-name="T2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cientGreek_3a__20_Normal_20_text" style:display-name="AncientGreek: Normal text" style:family="text"/>
    <style:style style:name="AncientGreek_3a__20_Ἀρχαία_20_ἑλληνικά" style:display-name="AncientGreek: Ἀρχαία ἑλληνικά" style:family="text">
      <style:text-properties style:font-name="AncientGreek" fo:font-family="AncientGreek" style:font-family-generic="roman" style:font-pitch="variable" fo:language="grc" fo:country="G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15:22:22.752000000</meta:creation-date>
    <dc:title>Ancient Greek</dc:title>
    <dc:date>2023-08-20T21:06:22.537000000</dc:date>
    <meta:editing-duration>PT1H18M46S</meta:editing-duration>
    <meta:editing-cycles>10</meta:editing-cycles>
    <meta:generator>LibreOffice/7.1.5.2$Windows_X86_64 LibreOffice_project/85f04e9f809797b8199d13c421bd8a2b025d52b5</meta:generator>
    <meta:document-statistic meta:table-count="0" meta:image-count="0" meta:object-count="0" meta:page-count="14" meta:paragraph-count="25" meta:word-count="7675" meta:character-count="42574" meta:non-whitespace-character-count="34897"/>
  </office:meta>
</office:document-meta>
</file>